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9.58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36.51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4.29mm"/>
    </style:style>
    <style:style style:name="co11" style:family="table-column">
      <style:table-column-properties fo:break-before="auto" style:column-width="9.26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28.84mm"/>
    </style:style>
    <style:style style:name="co14" style:family="table-column">
      <style:table-column-properties fo:break-before="auto" style:column-width="13.23mm"/>
    </style:style>
    <style:style style:name="co15" style:family="table-column">
      <style:table-column-properties fo:break-before="auto" style:column-width="40.22mm"/>
    </style:style>
    <style:style style:name="co16" style:family="table-column">
      <style:table-column-properties fo:break-before="auto" style:column-width="31.49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29.9mm"/>
    </style:style>
    <style:style style:name="co19" style:family="table-column">
      <style:table-column-properties fo:break-before="auto" style:column-width="86.78mm"/>
    </style:style>
    <style:style style:name="co20" style:family="table-column">
      <style:table-column-properties fo:break-before="auto" style:column-width="34.93mm"/>
    </style:style>
    <style:style style:name="co21" style:family="table-column">
      <style:table-column-properties fo:break-before="auto" style:column-width="20.11mm"/>
    </style:style>
    <style:style style:name="co22" style:family="table-column">
      <style:table-column-properties fo:break-before="auto" style:column-width="56.62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04mm" fo:break-before="auto" style:use-optimal-row-height="true"/>
    </style:style>
    <style:style style:name="ro4" style:family="table-row">
      <style:table-row-properties style:row-height="5.75mm" fo:break-before="auto" style:use-optimal-row-height="true"/>
    </style:style>
    <style:style style:name="ro5" style:family="table-row">
      <style:table-row-properties style:row-height="35.95mm" fo:break-before="auto" style:use-optimal-row-height="false"/>
    </style:style>
    <style:style style:name="ro6" style:family="table-row">
      <style:table-row-properties style:row-height="14.92mm" fo:break-before="auto" style:use-optimal-row-height="false"/>
    </style:style>
    <style:style style:name="ta1" style:family="table" style:master-page-name="PageStyle_5f_Q_5f_MISSN_5f_ICINVC">
      <style:table-properties table:display="true" style:writing-mode="lr-tb"/>
    </style:style>
    <style:style style:name="ta2" style:family="table" style:master-page-name="PageStyle_5f_DB_5f_DBEKAER">
      <style:table-properties table:display="true" style:writing-mode="lr-tb"/>
    </style:style>
    <style:style style:name="ta3" style:family="table" style:master-page-name="PageStyle_5f_Munka2">
      <style:table-properties table:display="true" style:writing-mode="lr-tb"/>
    </style:style>
    <style:style style:name="ta4" style:family="table" style:master-page-name="PageStyle_5f_Munka5">
      <style:table-properties table:display="true" style:writing-mode="lr-tb"/>
    </style:style>
    <style:style style:name="ta5" style:family="table" style:master-page-name="PageStyle_5f_Munk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Check_20_Cell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f5597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2f5597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2f5597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2f5597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/>
      <style:text-properties fo:color="#2f5597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f2f2f2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fo:color="#2f5597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cccc" style:diagonal-bl-tr="none" style:diagonal-tl-br="none" fo:border-left="0.74pt solid #000000" fo:border-right="0.74pt solid #000000" style:rotation-align="none" fo:border-top="none"/>
      <style:text-properties fo:color="#2f5597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Default">
      <style:table-cell-properties fo:background-color="#ffcccc" style:diagonal-bl-tr="none" style:diagonal-tl-br="none" fo:border="0.74pt solid #000000" style:rotation-align="none"/>
      <style:text-properties fo:color="#2f5597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1.76pt solid #000000"/>
      <style:text-properties fo:color="#f2f2f2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2f5597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2f5597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</style:style>
    <style:style style:name="ce21" style:family="table-cell" style:parent-style-name="Default">
      <style:table-cell-properties style:rotation-align="non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3b3838" style:rotation-align="none"/>
    </style:style>
    <style:style style:name="ce24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ackground-color="#e2f0d9" style:rotation-align="none"/>
    </style:style>
    <style:style style:name="ce27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ackground-color="#f8cbad" style:rotation-align="none"/>
    </style:style>
    <style:style style:name="ce30" style:family="table-cell" style:parent-style-name="Default">
      <style:table-cell-properties fo:background-color="#adb9ca" style:rotation-align="non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Q$1:.$Q$7])" table:allow-empty-cell="true" table:display-list="unsorted" table:base-cell-address="Munka2.H12">
          <table:help-message table:display="true"/>
          <table:error-message table:message-type="stop" table:display="true"/>
        </table:content-validation>
        <table:content-validation table:name="val2" table:condition="of:cell-content-is-in-list([.$Q$1:.$Q$6])" table:allow-empty-cell="true" table:display-list="unsorted" table:base-cell-address="Munka2.L4">
          <table:help-message table:display="true"/>
          <table:error-message table:message-type="stop" table:display="true"/>
        </table:content-validation>
        <table:content-validation table:name="val3" table:condition="of:cell-content-is-in-list([.$Q$1:.$Q$8])" table:allow-empty-cell="true" table:display-list="unsorted" table:base-cell-address="Munka2.P21">
          <table:help-message table:display="true"/>
          <table:error-message table:message-type="stop" table:display="true"/>
        </table:content-validation>
      </table:content-validations>
      <table:table table:name="Q_MISSN_ICINVC" table:style-name="ta1" table:print-ranges="Q_MISSN_ICINVC.A1:Q_MISSN_ICINVC.Q3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16"/>
          <table:table-cell table:style-name="ce10" office:value-type="string" calcext:value-type="string">
            <text:p>OUT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1" office:value-type="string" calcext:value-type="string" table:number-columns-spanned="3" table:number-rows-spanned="1">
            <text:p>VBFA</text:p>
          </table:table-cell>
          <table:covered-table-cell table:style-name="ce5"/>
          <table:covered-table-cell table:style-name="ce8"/>
          <table:table-cell office:value-type="float" office:value="40" calcext:value-type="float">
            <text:p>40</text:p>
          </table:table-cell>
          <table:table-cell table:number-columns-repeated="3"/>
          <table:table-cell table:style-name="ce15" office:value-type="string" calcext:value-type="string">
            <text:p>FILTER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" office:value-type="string" calcext:value-type="string">
            <text:p>Leírás</text:p>
          </table:table-cell>
          <table:table-cell table:style-name="ce2" office:value-type="string" calcext:value-type="string">
            <text:p>Tech.név</text:p>
          </table:table-cell>
          <table:table-cell table:style-name="ce2" office:value-type="string" calcext:value-type="string">
            <text:p>Szerep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3" office:value-type="string" calcext:value-type="string">
            <text:p>LINK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3" office:value-type="string" calcext:value-type="string">
            <text:p>Preceding Document</text:p>
          </table:table-cell>
          <table:table-cell table:style-name="ce6" office:value-type="string" calcext:value-type="string">
            <text:p>VBELV</text:p>
          </table:table-cell>
          <table:table-cell table:style-name="ce13" table:content-validation-name="val2" office:value-type="string" calcext:value-type="string">
            <text:p>LIN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2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office:value-type="string" calcext:value-type="string">
            <text:p>Preceding item</text:p>
          </table:table-cell>
          <table:table-cell table:style-name="ce6" office:value-type="string" calcext:value-type="string">
            <text:p>POSNV</text:p>
          </table:table-cell>
          <table:table-cell table:style-name="ce11" table:content-validation-name="val2" office:value-type="string" calcext:value-type="string">
            <text:p>LIN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5" office:value-type="string" calcext:value-type="string">
            <text:p>OUT-FILTER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3" office:value-type="string" calcext:value-type="string">
            <text:p>Subsequent document</text:p>
          </table:table-cell>
          <table:table-cell table:style-name="ce6" office:value-type="string" calcext:value-type="string">
            <text:p>VBELN</text:p>
          </table:table-cell>
          <table:table-cell table:style-name="ce10" table:content-validation-name="val2"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1" office:value-type="string" calcext:value-type="string">
            <text:p>OUT-LINK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3" office:value-type="string" calcext:value-type="string">
            <text:p>Subsequent item</text:p>
          </table:table-cell>
          <table:table-cell table:style-name="ce6" office:value-type="string" calcext:value-type="string">
            <text:p>POSNN</text:p>
          </table:table-cell>
          <table:table-cell table:style-name="ce10" table:content-validation-name="val2"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3" office:value-type="string" calcext:value-type="string">
            <text:p>Subsequent doc. cat.</text:p>
          </table:table-cell>
          <table:table-cell table:style-name="ce14" office:value-type="string" calcext:value-type="string">
            <text:p>VBTYP_N = '5'!</text:p>
          </table:table-cell>
          <table:table-cell table:style-name="ce15" table:content-validation-name="val2" office:value-type="string" calcext:value-type="string">
            <text:p>OUT-FILTER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3" office:value-type="string" calcext:value-type="string">
            <text:p>Quantity</text:p>
          </table:table-cell>
          <table:table-cell table:style-name="ce6" office:value-type="string" calcext:value-type="string">
            <text:p>RFMNG</text:p>
          </table:table-cell>
          <table:table-cell table:style-name="ce12" table:content-validation-name="val2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DEC2HEX([.R9])" office:value-type="string" office:string-value="FF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LIKP</text:p>
          </table:table-cell>
          <table:covered-table-cell table:style-name="ce5"/>
          <table:covered-table-cell table:style-name="ce8"/>
          <table:table-cell/>
          <table:table-cell table:style-name="ce3" office:value-type="string" calcext:value-type="string">
            <text:p>Reference value</text:p>
          </table:table-cell>
          <table:table-cell table:style-name="ce6" office:value-type="string" calcext:value-type="string">
            <text:p>RFWRT</text:p>
          </table:table-cell>
          <table:table-cell table:style-name="ce10" table:content-validation-name="val2"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DEC2HEX([.R10])" office:value-type="string" office:string-value="CC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table:number-columns-repeated="1006"/>
        </table:table-row>
        <table:table-row table:style-name="ro4">
          <table:table-cell/>
          <table:table-cell table:style-name="ce1" office:value-type="string" calcext:value-type="string" table:number-columns-spanned="3" table:number-rows-spanned="1">
            <text:p>LIPS</text:p>
          </table:table-cell>
          <table:covered-table-cell table:style-name="ce5"/>
          <table:covered-table-cell table:style-name="ce8"/>
          <table:table-cell/>
          <table:table-cell table:style-name="ce2" office:value-type="string" calcext:value-type="string">
            <text:p>Leírás</text:p>
          </table:table-cell>
          <table:table-cell table:style-name="ce2" office:value-type="string" calcext:value-type="string">
            <text:p>Tech.név</text:p>
          </table:table-cell>
          <table:table-cell table:style-name="ce2" office:value-type="string" calcext:value-type="string">
            <text:p>Szerep</text:p>
          </table:table-cell>
          <table:table-cell/>
          <table:table-cell table:style-name="ce3" office:value-type="string" calcext:value-type="string">
            <text:p>Statistics currency</text:p>
          </table:table-cell>
          <table:table-cell table:style-name="ce6" office:value-type="string" calcext:value-type="string">
            <text:p>WAERS</text:p>
          </table:table-cell>
          <table:table-cell table:style-name="ce10" table:content-validation-name="val2"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DEC2HEX([.R11])" office:value-type="string" office:string-value="CC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table:number-columns-repeated="1006"/>
        </table:table-row>
        <table:table-row table:style-name="ro4">
          <table:table-cell/>
          <table:table-cell table:style-name="ce2" office:value-type="string" calcext:value-type="string">
            <text:p>Leírás</text:p>
          </table:table-cell>
          <table:table-cell table:style-name="ce2" office:value-type="string" calcext:value-type="string">
            <text:p>Tech.név</text:p>
          </table:table-cell>
          <table:table-cell table:style-name="ce2" office:value-type="string" calcext:value-type="string">
            <text:p>Szerep</text:p>
          </table:table-cell>
          <table:table-cell/>
          <table:table-cell table:style-name="ce3" office:value-type="string" calcext:value-type="string">
            <text:p>Delivery</text:p>
          </table:table-cell>
          <table:table-cell table:style-name="ce6" office:value-type="string" calcext:value-type="string">
            <text:p>VBELN</text:p>
          </table:table-cell>
          <table:table-cell table:style-name="ce13" table:content-validation-name="val1" office:value-type="string" calcext:value-type="string">
            <text:p>LINK</text:p>
          </table:table-cell>
          <table:table-cell/>
          <table:table-cell table:style-name="ce3" office:value-type="string" calcext:value-type="string">
            <text:p>Created on</text:p>
          </table:table-cell>
          <table:table-cell table:style-name="ce6" office:value-type="string" calcext:value-type="string">
            <text:p>ERDAT</text:p>
          </table:table-cell>
          <table:table-cell table:style-name="ce10" table:content-validation-name="val2"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elivery</text:p>
          </table:table-cell>
          <table:table-cell table:style-name="ce6" office:value-type="string" calcext:value-type="string">
            <text:p>VBELN</text:p>
          </table:table-cell>
          <table:table-cell table:style-name="ce9" office:value-type="string" calcext:value-type="string">
            <text:p>OUT</text:p>
          </table:table-cell>
          <table:table-cell/>
          <table:table-cell table:style-name="ce3" office:value-type="string" calcext:value-type="string">
            <text:p>Created by</text:p>
          </table:table-cell>
          <table:table-cell table:style-name="ce6" office:value-type="string" calcext:value-type="string">
            <text:p>ERNAM</text:p>
          </table:table-cell>
          <table:table-cell table:style-name="ce10" table:content-validation-name="val1" office:value-type="string" calcext:value-type="string">
            <text:p>OUT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ERZET</text:p>
          </table:table-cell>
          <table:table-cell table:style-name="ce10" table:content-validation-name="val2"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Item</text:p>
          </table:table-cell>
          <table:table-cell table:style-name="ce7" office:value-type="string" calcext:value-type="string">
            <text:p>POSNR</text:p>
          </table:table-cell>
          <table:table-cell table:style-name="ce10" office:value-type="string" calcext:value-type="string">
            <text:p>OUT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ERZET</text:p>
          </table:table-cell>
          <table:table-cell table:style-name="ce10" table:content-validation-name="val1" office:value-type="string" calcext:value-type="string">
            <text:p>OUT</text:p>
          </table:table-cell>
          <table:table-cell/>
          <table:table-cell table:style-name="ce3" office:value-type="string" calcext:value-type="string">
            <text:p>Billing category</text:p>
          </table:table-cell>
          <table:table-cell table:style-name="ce6" office:value-type="string" calcext:value-type="string">
            <text:p>FKTYP</text:p>
          </table:table-cell>
          <table:table-cell table:style-name="ce10" table:content-validation-name="val2"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ItCa</text:p>
          </table:table-cell>
          <table:table-cell table:style-name="ce7" office:value-type="string" calcext:value-type="string">
            <text:p>PSTYV</text:p>
          </table:table-cell>
          <table:table-cell table:style-name="ce10" office:value-type="string" calcext:value-type="string">
            <text:p>OUT</text:p>
          </table:table-cell>
          <table:table-cell/>
          <table:table-cell table:style-name="ce3" office:value-type="string" calcext:value-type="string">
            <text:p>Created on</text:p>
          </table:table-cell>
          <table:table-cell table:style-name="ce6" office:value-type="string" calcext:value-type="string">
            <text:p>ERDAT</text:p>
          </table:table-cell>
          <table:table-cell table:style-name="ce10" table:content-validation-name="val1" office:value-type="string" calcext:value-type="string">
            <text:p>OUT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Material</text:p>
          </table:table-cell>
          <table:table-cell table:style-name="ce7" office:value-type="string" calcext:value-type="string">
            <text:p>MATNR</text:p>
          </table:table-cell>
          <table:table-cell table:style-name="ce11" office:value-type="string" calcext:value-type="string">
            <text:p>OUT-LINK</text:p>
          </table:table-cell>
          <table:table-cell/>
          <table:table-cell table:style-name="ce3" office:value-type="string" calcext:value-type="string">
            <text:p>Shipping Point/Receiving Pt</text:p>
          </table:table-cell>
          <table:table-cell table:style-name="ce6" office:value-type="string" calcext:value-type="string">
            <text:p>VSTEL</text:p>
          </table:table-cell>
          <table:table-cell table:style-name="ce12" table:content-validation-name="val1" office:value-type="string" calcext:value-type="string">
            <text:p>NONE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Plnt</text:p>
          </table:table-cell>
          <table:table-cell table:style-name="ce7" office:value-type="string" calcext:value-type="string">
            <text:p>WERKS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3" office:value-type="string" calcext:value-type="string">
            <text:p>Sales Organization</text:p>
          </table:table-cell>
          <table:table-cell table:style-name="ce6" office:value-type="string" calcext:value-type="string">
            <text:p>VKORG</text:p>
          </table:table-cell>
          <table:table-cell table:style-name="ce10" table:content-validation-name="val1" office:value-type="string" calcext:value-type="string">
            <text:p>OUT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SLoc</text:p>
          </table:table-cell>
          <table:table-cell table:style-name="ce7" office:value-type="string" calcext:value-type="string">
            <text:p>LGORT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3" office:value-type="string" calcext:value-type="string">
            <text:p>Route</text:p>
          </table:table-cell>
          <table:table-cell table:style-name="ce6" office:value-type="string" calcext:value-type="string">
            <text:p>ROUTE</text:p>
          </table:table-cell>
          <table:table-cell table:style-name="ce10" table:content-validation-name="val1" office:value-type="string" calcext:value-type="string">
            <text:p>OUT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Del.qtty</text:p>
          </table:table-cell>
          <table:table-cell table:style-name="ce7" office:value-type="string" calcext:value-type="string">
            <text:p>LFIMG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3" office:value-type="string" calcext:value-type="string">
            <text:p>Ship-to party</text:p>
          </table:table-cell>
          <table:table-cell table:style-name="ce6" office:value-type="string" calcext:value-type="string">
            <text:p>KUNNR</text:p>
          </table:table-cell>
          <table:table-cell table:style-name="ce12" table:content-validation-name="val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Description</text:p>
          </table:table-cell>
          <table:table-cell table:style-name="ce7" office:value-type="string" calcext:value-type="string">
            <text:p>ARKTX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3" office:value-type="string" calcext:value-type="string">
            <text:p>Billing Date</text:p>
          </table:table-cell>
          <table:table-cell table:style-name="ce6" office:value-type="string" calcext:value-type="string">
            <text:p>FKDAT</text:p>
          </table:table-cell>
          <table:table-cell table:style-name="ce10" table:content-validation-name="val1" office:value-type="string" calcext:value-type="string">
            <text:p>OUT</text:p>
          </table:table-cell>
          <table:table-cell/>
          <table:table-cell table:style-name="ce1" office:value-type="string" calcext:value-type="string" table:number-columns-spanned="3" table:number-rows-spanned="1">
            <text:p>A925</text:p>
          </table:table-cell>
          <table:covered-table-cell table:style-name="ce5"/>
          <table:covered-table-cell table:style-name="ce8"/>
          <table:table-cell office:value-type="float" office:value="40" calcext:value-type="float">
            <text:p>40</text:p>
          </table:table-cell>
          <table:table-cell table:style-name="ce1" office:value-type="string" calcext:value-type="string" table:number-columns-spanned="3" table:number-rows-spanned="1">
            <text:p>KONP</text:p>
          </table:table-cell>
          <table:covered-table-cell table:style-name="ce5"/>
          <table:covered-table-cell table:style-name="ce8"/>
          <table:table-cell table:number-columns-repeated="1008"/>
        </table:table-row>
        <table:table-row table:style-name="ro4">
          <table:table-cell/>
          <table:table-cell table:style-name="ce4" office:value-type="string" calcext:value-type="string">
            <text:p>Ref.doc.</text:p>
          </table:table-cell>
          <table:table-cell table:style-name="ce7" office:value-type="string" calcext:value-type="string">
            <text:p>VGBEL</text:p>
          </table:table-cell>
          <table:table-cell table:style-name="ce10" office:value-type="string" calcext:value-type="string">
            <text:p>OUT</text:p>
          </table:table-cell>
          <table:table-cell/>
          <table:table-cell table:style-name="ce3" office:value-type="string" calcext:value-type="string">
            <text:p>Sales organization</text:p>
          </table:table-cell>
          <table:table-cell table:style-name="ce6" office:value-type="string" calcext:value-type="string">
            <text:p>VKOIV</text:p>
          </table:table-cell>
          <table:table-cell table:style-name="ce11" table:content-validation-name="val1" office:value-type="string" calcext:value-type="string">
            <text:p>OUT-LINK</text:p>
          </table:table-cell>
          <table:table-cell/>
          <table:table-cell table:style-name="ce2" office:value-type="string" calcext:value-type="string">
            <text:p>Leírás</text:p>
          </table:table-cell>
          <table:table-cell table:style-name="ce2" office:value-type="string" calcext:value-type="string">
            <text:p>Tech.név</text:p>
          </table:table-cell>
          <table:table-cell table:style-name="ce2" office:value-type="string" calcext:value-type="string">
            <text:p>Szerep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ate</text:p>
          </table:table-cell>
          <table:table-cell table:style-name="ce6" office:value-type="string" calcext:value-type="string">
            <text:p>KBETR</text:p>
          </table:table-cell>
          <table:table-cell table:style-name="ce10" table:content-validation-name="val3" office:value-type="string" calcext:value-type="string">
            <text:p>OUT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RefItm</text:p>
          </table:table-cell>
          <table:table-cell table:style-name="ce7" office:value-type="string" calcext:value-type="string">
            <text:p>VGPOS</text:p>
          </table:table-cell>
          <table:table-cell table:style-name="ce10" office:value-type="string" calcext:value-type="string">
            <text:p>OUT</text:p>
          </table:table-cell>
          <table:table-cell/>
          <table:table-cell table:style-name="ce3" office:value-type="string" calcext:value-type="string">
            <text:p>Int.co billing div.</text:p>
          </table:table-cell>
          <table:table-cell table:style-name="ce6" office:value-type="string" calcext:value-type="string">
            <text:p>SPAIV</text:p>
          </table:table-cell>
          <table:table-cell table:style-name="ce12" table:content-validation-name="val1" office:value-type="string" calcext:value-type="string">
            <text:p>NONE</text:p>
          </table:table-cell>
          <table:table-cell/>
          <table:table-cell table:style-name="ce3" office:value-type="string" calcext:value-type="string">
            <text:p>Application</text:p>
          </table:table-cell>
          <table:table-cell table:style-name="ce6" office:value-type="string" calcext:value-type="string">
            <text:p>KAPPL</text:p>
          </table:table-cell>
          <table:table-cell table:style-name="ce16" table:content-validation-name="val1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ate unit</text:p>
          </table:table-cell>
          <table:table-cell table:style-name="ce6" office:value-type="string" calcext:value-type="string">
            <text:p>KONWA</text:p>
          </table:table-cell>
          <table:table-cell table:style-name="ce10" table:content-validation-name="val3" office:value-type="string" calcext:value-type="string">
            <text:p>OUT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MvT</text:p>
          </table:table-cell>
          <table:table-cell table:style-name="ce7" office:value-type="string" calcext:value-type="string">
            <text:p>BWART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3" office:value-type="string" calcext:value-type="string">
            <text:p>Intercomp.bill.type</text:p>
          </table:table-cell>
          <table:table-cell table:style-name="ce6" office:value-type="string" calcext:value-type="string">
            <text:p>FKAIV</text:p>
          </table:table-cell>
          <table:table-cell table:style-name="ce10" table:content-validation-name="val1" office:value-type="string" calcext:value-type="string">
            <text:p>OUT</text:p>
          </table:table-cell>
          <table:table-cell/>
          <table:table-cell table:style-name="ce3" office:value-type="string" calcext:value-type="string">
            <text:p>Condition type</text:p>
          </table:table-cell>
          <table:table-cell table:style-name="ce14" office:value-type="string" calcext:value-type="string">
            <text:p>KSCHL = 'ZPDU'</text:p>
          </table:table-cell>
          <table:table-cell table:style-name="ce15" table:content-validation-name="val1" office:value-type="string" calcext:value-type="string">
            <text:p>OUT-FILTER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Con.rec.No.</text:p>
          </table:table-cell>
          <table:table-cell table:style-name="ce6" office:value-type="string" calcext:value-type="string">
            <text:p>KNUMH</text:p>
          </table:table-cell>
          <table:table-cell table:style-name="ce17" table:content-validation-name="val3" office:value-type="string" calcext:value-type="string">
            <text:p>LINK</text:p>
          </table:table-cell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MTy</text:p>
          </table:table-cell>
          <table:table-cell table:style-name="ce7" office:value-type="string" calcext:value-type="string">
            <text:p>BWLVS</text:p>
          </table:table-cell>
          <table:table-cell table:style-name="ce12" office:value-type="string" calcext:value-type="string">
            <text:p>NONE</text:p>
          </table:table-cell>
          <table:table-cell/>
          <table:table-cell table:style-name="ce3" office:value-type="string" calcext:value-type="string">
            <text:p>Cust.inter-co.bill.</text:p>
          </table:table-cell>
          <table:table-cell table:style-name="ce6" office:value-type="string" calcext:value-type="string">
            <text:p>KUNIV</text:p>
          </table:table-cell>
          <table:table-cell table:style-name="ce11" table:content-validation-name="val1" office:value-type="string" calcext:value-type="string">
            <text:p>OUT-LINK</text:p>
          </table:table-cell>
          <table:table-cell/>
          <table:table-cell table:style-name="ce3" office:value-type="string" calcext:value-type="string">
            <text:p>Sales Organization</text:p>
          </table:table-cell>
          <table:table-cell table:style-name="ce6" office:value-type="string" calcext:value-type="string">
            <text:p>VKORG</text:p>
          </table:table-cell>
          <table:table-cell table:style-name="ce11" table:content-validation-name="val1" office:value-type="string" calcext:value-type="string">
            <text:p>LINK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3" office:value-type="string" calcext:value-type="string">
            <text:p>Route Schedule</text:p>
          </table:table-cell>
          <table:table-cell table:style-name="ce6" office:value-type="string" calcext:value-type="string">
            <text:p>AULWE</text:p>
          </table:table-cell>
          <table:table-cell table:style-name="ce12" table:content-validation-name="val1" office:value-type="string" calcext:value-type="string">
            <text:p>NONE</text:p>
          </table:table-cell>
          <table:table-cell/>
          <table:table-cell table:style-name="ce3" office:value-type="string" calcext:value-type="string">
            <text:p>Customer</text:p>
          </table:table-cell>
          <table:table-cell table:style-name="ce6" office:value-type="string" calcext:value-type="string">
            <text:p>KUNNR</text:p>
          </table:table-cell>
          <table:table-cell table:style-name="ce11" table:content-validation-name="val1" office:value-type="string" calcext:value-type="string">
            <text:p>LINK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" office:value-type="string" calcext:value-type="string">
            <text:p>Staging Area</text:p>
          </table:table-cell>
          <table:table-cell table:style-name="ce6" office:value-type="string" calcext:value-type="string">
            <text:p>LGBZO</text:p>
          </table:table-cell>
          <table:table-cell table:style-name="ce10" table:content-validation-name="val1" office:value-type="string" calcext:value-type="string">
            <text:p>OUT</text:p>
          </table:table-cell>
          <table:table-cell/>
          <table:table-cell table:style-name="ce3" office:value-type="string" calcext:value-type="string">
            <text:p>Material</text:p>
          </table:table-cell>
          <table:table-cell table:style-name="ce6" office:value-type="string" calcext:value-type="string">
            <text:p>MATNR</text:p>
          </table:table-cell>
          <table:table-cell table:style-name="ce12" table:content-validation-name="val1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3" office:value-type="string" calcext:value-type="string">
            <text:p>Release status</text:p>
          </table:table-cell>
          <table:table-cell table:style-name="ce6" office:value-type="string" calcext:value-type="string">
            <text:p>KFRST</text:p>
          </table:table-cell>
          <table:table-cell table:style-name="ce12" table:content-validation-name="val1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3" office:value-type="string" calcext:value-type="string">
            <text:p>Valid to</text:p>
          </table:table-cell>
          <table:table-cell table:style-name="ce14" office:value-type="string" calcext:value-type="string">
            <text:p>DATBI &gt;= 'MA'</text:p>
          </table:table-cell>
          <table:table-cell table:style-name="ce15" table:content-validation-name="val1" office:value-type="string" calcext:value-type="string">
            <text:p>FILTER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3" office:value-type="string" calcext:value-type="string">
            <text:p>Valid From</text:p>
          </table:table-cell>
          <table:table-cell table:style-name="ce6" office:value-type="string" calcext:value-type="string">
            <text:p>DATAB</text:p>
          </table:table-cell>
          <table:table-cell table:style-name="ce12" table:content-validation-name="val1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3" office:value-type="string" calcext:value-type="string">
            <text:p>Processing status</text:p>
          </table:table-cell>
          <table:table-cell table:style-name="ce6" office:value-type="string" calcext:value-type="string">
            <text:p>KBSTAT</text:p>
          </table:table-cell>
          <table:table-cell table:style-name="ce12" table:content-validation-name="val1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3" office:value-type="string" calcext:value-type="string">
            <text:p>Condition record no.</text:p>
          </table:table-cell>
          <table:table-cell table:style-name="ce6" office:value-type="string" calcext:value-type="string">
            <text:p>KNUMH</text:p>
          </table:table-cell>
          <table:table-cell table:style-name="ce11" table:content-validation-name="val1" office:value-type="string" calcext:value-type="string">
            <text:p>LINK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3" office:value-type="string" calcext:value-type="string">
            <text:p>Table Row</text:p>
          </table:table-cell>
          <table:table-cell table:style-name="ce6" office:value-type="string" calcext:value-type="string">
            <text:p>LINE_IDX</text:p>
          </table:table-cell>
          <table:table-cell table:style-name="ce12" table:content-validation-name="val1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formula="of:=SUM([.M20:.M32])" office:value-type="float" office:value="340" calcext:value-type="float">
            <text:p>340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Q_MISSN_ICINVC.$A$1" table:cell-range-address="$Q_MISSN_ICINVC.$A$1:.$Q$34" table:range-usable-as="print-range"/>
        </table:named-expressions>
      </table:table>
      <table:table table:name="DB_DBEKAER" table:style-name="ta2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2"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/>
          <table:table-cell table:style-name="ce1" office:value-type="string" calcext:value-type="string" table:number-columns-spanned="3" table:number-rows-spanned="1">
            <text:p>tblinbinvoices</text:p>
          </table:table-cell>
          <table:covered-table-cell table:style-name="ce5"/>
          <table:covered-table-cell table:style-name="ce8"/>
          <table:table-cell table:style-name="ce20"/>
          <table:table-cell table:style-name="ce1" office:value-type="string" calcext:value-type="string" table:number-columns-spanned="3" table:number-rows-spanned="1">
            <text:p>tblinvcitms</text:p>
          </table:table-cell>
          <table:covered-table-cell table:style-name="ce5"/>
          <table:covered-table-cell table:style-name="ce8"/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style-name="ce20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style-name="ce3" office:value-type="string" calcext:value-type="string">
            <text:p>invcid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PK</text:p>
          </table:table-cell>
          <table:table-cell table:style-name="ce20"/>
          <table:table-cell table:style-name="ce3" office:value-type="string" calcext:value-type="string">
            <text:p>itmid</text:p>
          </table:table-cell>
          <table:table-cell table:style-name="ce6" office:value-type="string" calcext:value-type="string">
            <text:p>int(11)</text:p>
          </table:table-cell>
          <table:table-cell table:style-name="ce10" office:value-type="string" calcext:value-type="string">
            <text:p>PK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/>
          <table:table-cell table:style-name="ce3" office:value-type="string" calcext:value-type="string">
            <text:p>invdat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style-name="ce3" office:value-type="string" calcext:value-type="string">
            <text:p>invceid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/>
          <table:table-cell table:style-name="ce3" office:value-type="string" calcext:value-type="string">
            <text:p>pltnr</text:p>
          </table:table-cell>
          <table:table-cell table:style-name="ce6" office:value-type="string" calcext:value-type="string">
            <text:p>varchar(12)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style-name="ce3" office:value-type="string" calcext:value-type="string">
            <text:p>vtsz</text:p>
          </table:table-cell>
          <table:table-cell table:style-name="ce6" office:value-type="string" calcext:value-type="string">
            <text:p>char(4)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/>
          <table:table-cell table:style-name="ce3" office:value-type="string" calcext:value-type="string">
            <text:p>brtwght</text:p>
          </table:table-cell>
          <table:table-cell table:style-name="ce6" office:value-type="string" calcext:value-type="string">
            <text:p>float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style-name="ce3" office:value-type="string" calcext:value-type="string">
            <text:p>ertek</text:p>
          </table:table-cell>
          <table:table-cell table:style-name="ce6" office:value-type="string" calcext:value-type="string">
            <text:p>double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style-name="ce3" office:value-type="string" calcext:value-type="string">
            <text:p>felado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style-name="ce3" office:value-type="string" calcext:value-type="string">
            <text:p>suly</text:p>
          </table:table-cell>
          <table:table-cell table:style-name="ce6" office:value-type="string" calcext:value-type="string">
            <text:p>double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blekrnumbers</text:p>
          </table:table-cell>
          <table:covered-table-cell table:style-name="ce5"/>
          <table:covered-table-cell table:style-name="ce8"/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style-name="ce20"/>
          <table:table-cell table:style-name="ce1" office:value-type="string" calcext:value-type="string" table:number-columns-spanned="3" table:number-rows-spanned="1">
            <text:p>tblinblines</text:p>
          </table:table-cell>
          <table:covered-table-cell table:style-name="ce5"/>
          <table:covered-table-cell table:style-name="ce8"/>
          <table:table-cell table:style-name="ce20"/>
          <table:table-cell table:style-name="ce1" office:value-type="string" calcext:value-type="string" table:number-columns-spanned="3" table:number-rows-spanned="1">
            <text:p>tblgridcodes</text:p>
          </table:table-cell>
          <table:covered-table-cell table:style-name="ce5"/>
          <table:covered-table-cell table:style-name="ce8"/>
          <table:table-cell table:style-name="ce20"/>
          <table:table-cell table:number-columns-repeated="1011"/>
        </table:table-row>
        <table:table-row table:style-name="ro4">
          <table:table-cell/>
          <table:table-cell table:style-name="ce3" office:value-type="string" calcext:value-type="string">
            <text:p>ekrnumber</text:p>
          </table:table-cell>
          <table:table-cell table:style-name="ce6" office:value-type="string" calcext:value-type="string">
            <text:p>char(15)</text:p>
          </table:table-cell>
          <table:table-cell table:style-name="ce18" office:value-type="string" calcext:value-type="string">
            <text:p>PK</text:p>
          </table:table-cell>
          <table:table-cell table:style-name="ce20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style-name="ce20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style-name="ce20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feladDat</text:p>
          </table:table-cell>
          <table:table-cell table:style-name="ce6" office:value-type="string" calcext:value-type="string">
            <text:p>date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lnid</text:p>
          </table:table-cell>
          <table:table-cell table:style-name="ce6" office:value-type="string" calcext:value-type="string">
            <text:p>mediumint(9)</text:p>
          </table:table-cell>
          <table:table-cell table:style-name="ce10" office:value-type="string" calcext:value-type="string">
            <text:p>PK</text:p>
          </table:table-cell>
          <table:table-cell table:style-name="ce20"/>
          <table:table-cell table:style-name="ce3" office:value-type="string" calcext:value-type="string">
            <text:p>dlrid</text:p>
          </table:table-cell>
          <table:table-cell table:style-name="ce6" office:value-type="string" calcext:value-type="string">
            <text:p>char(9)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elrakDate</text:p>
          </table:table-cell>
          <table:table-cell table:style-name="ce6" office:value-type="string" calcext:value-type="string">
            <text:p>date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FLDO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urggrid</text:p>
          </table:table-cell>
          <table:table-cell table:style-name="ce6" office:value-type="string" calcext:value-type="string">
            <text:p>varchar(1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lerakDate</text:p>
          </table:table-cell>
          <table:table-cell table:style-name="ce6" office:value-type="string" calcext:value-type="string">
            <text:p>date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SHIPMENT_NR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urgroute</text:p>
          </table:table-cell>
          <table:table-cell table:style-name="ce6" office:value-type="string" calcext:value-type="string">
            <text:p>char(1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eladUser</text:p>
          </table:table-cell>
          <table:table-cell table:style-name="ce6" office:value-type="string" calcext:value-type="string">
            <text:p>varchar(50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PLATE_NR_1</text:p>
          </table:table-cell>
          <table:table-cell table:style-name="ce6" office:value-type="string" calcext:value-type="string">
            <text:p>varchar(1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urglmxroute</text:p>
          </table:table-cell>
          <table:table-cell table:style-name="ce6" office:value-type="string" calcext:value-type="string">
            <text:p>varchar(1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rsz1</text:p>
          </table:table-cell>
          <table:table-cell table:style-name="ce6" office:value-type="string" calcext:value-type="string">
            <text:p>varchar(10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COUNTRY_1</text:p>
          </table:table-cell>
          <table:table-cell table:style-name="ce6" office:value-type="string" calcext:value-type="string">
            <text:p>varchar(2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stckday</text:p>
          </table:table-cell>
          <table:table-cell table:style-name="ce6" office:value-type="string" calcext:value-type="string">
            <text:p>varchar(2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rsz2</text:p>
          </table:table-cell>
          <table:table-cell table:style-name="ce6" office:value-type="string" calcext:value-type="string">
            <text:p>varchar(10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PLATE_NR_2</text:p>
          </table:table-cell>
          <table:table-cell table:style-name="ce6" office:value-type="string" calcext:value-type="string">
            <text:p>varchar(1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stckgrid</text:p>
          </table:table-cell>
          <table:table-cell table:style-name="ce6" office:value-type="string" calcext:value-type="string">
            <text:p>varchar(1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lstModDate</text:p>
          </table:table-cell>
          <table:table-cell table:style-name="ce6" office:value-type="string" calcext:value-type="string">
            <text:p>date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COUNTRY_2</text:p>
          </table:table-cell>
          <table:table-cell table:style-name="ce6" office:value-type="string" calcext:value-type="string">
            <text:p>varchar(2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stckroute</text:p>
          </table:table-cell>
          <table:table-cell table:style-name="ce6" office:value-type="string" calcext:value-type="string">
            <text:p>char(1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elrakHely</text:p>
          </table:table-cell>
          <table:table-cell table:style-name="ce6" office:value-type="string" calcext:value-type="string">
            <text:p>varchar(50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LOAD_DATE_TIM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depttime</text:p>
          </table:table-cell>
          <table:table-cell table:style-name="ce6" office:value-type="string" calcext:value-type="string">
            <text:p>char(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lerakHely</text:p>
          </table:table-cell>
          <table:table-cell table:style-name="ce6" office:value-type="string" calcext:value-type="string">
            <text:p>varchar(50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PART_NO_ORDERED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stcktprtzone</text:p>
          </table:table-cell>
          <table:table-cell table:style-name="ce6" office:value-type="string" calcext:value-type="string">
            <text:p>varchar(3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totsuly</text:p>
          </table:table-cell>
          <table:table-cell table:style-name="ce6" office:value-type="string" calcext:value-type="string">
            <text:p>int(11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PART_NO_SHIPPED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totErtek</text:p>
          </table:table-cell>
          <table:table-cell table:style-name="ce6" office:value-type="string" calcext:value-type="string">
            <text:p>int(11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TARIFF_CODE</text:p>
          </table:table-cell>
          <table:table-cell table:style-name="ce6" office:value-type="string" calcext:value-type="string">
            <text:p>varchar(1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1" office:value-type="string" calcext:value-type="string" table:number-columns-spanned="3" table:number-rows-spanned="1">
            <text:p>tbldealers</text:p>
          </table:table-cell>
          <table:covered-table-cell table:style-name="ce5"/>
          <table:covered-table-cell table:style-name="ce8"/>
          <table:table-cell table:style-name="ce20"/>
          <table:table-cell table:number-columns-repeated="1011"/>
        </table:table-row>
        <table:table-row table:style-name="ro4">
          <table:table-cell/>
          <table:table-cell table:style-name="ce3" office:value-type="string" calcext:value-type="string">
            <text:p>szallCeg</text:p>
          </table:table-cell>
          <table:table-cell table:style-name="ce6" office:value-type="string" calcext:value-type="string">
            <text:p>varchar(50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PART_QTY</text:p>
          </table:table-cell>
          <table:table-cell table:style-name="ce6" office:value-type="string" calcext:value-type="string">
            <text:p>int(11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style-name="ce20"/>
          <table:table-cell table:number-columns-repeated="1011"/>
        </table:table-row>
        <table:table-row table:style-name="ro4">
          <table:table-cell/>
          <table:table-cell table:style-name="ce3" office:value-type="string" calcext:value-type="string">
            <text:p>delplnid</text:p>
          </table:table-cell>
          <table:table-cell table:style-name="ce6" office:value-type="string" calcext:value-type="string">
            <text:p>varchar(15)</text:p>
          </table:table-cell>
          <table:table-cell table:style-name="ce19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PART_DESCRIPTION</text:p>
          </table:table-cell>
          <table:table-cell table:style-name="ce6" office:value-type="string" calcext:value-type="string">
            <text:p>varchar(5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Customer</text:p>
          </table:table-cell>
          <table:table-cell table:style-name="ce6" office:value-type="string" calcext:value-type="string">
            <text:p>varchar(25)</text:p>
          </table:table-cell>
          <table:table-cell table:style-name="ce9" office:value-type="string" calcext:value-type="string">
            <text:p>NOT NULL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style-name="ce3" office:value-type="string" calcext:value-type="string">
            <text:p>TTL_AMOUNT</text:p>
          </table:table-cell>
          <table:table-cell table:style-name="ce6" office:value-type="string" calcext:value-type="string">
            <text:p>double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Cty</text:p>
          </table:table-cell>
          <table:table-cell table:style-name="ce6" office:value-type="string" calcext:value-type="string">
            <text:p>char(2)</text:p>
          </table:table-cell>
          <table:table-cell table:style-name="ce9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style-name="ce3" office:value-type="string" calcext:value-type="string">
            <text:p>TTL_NET_WEIGHT</text:p>
          </table:table-cell>
          <table:table-cell table:style-name="ce6" office:value-type="string" calcext:value-type="string">
            <text:p>double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Name_1</text:p>
          </table:table-cell>
          <table:table-cell table:style-name="ce6" office:value-type="string" calcext:value-type="string">
            <text:p>varchar(200)</text:p>
          </table:table-cell>
          <table:table-cell table:style-name="ce9" office:value-type="string" calcext:value-type="string">
            <text:p>NOT NULL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style-name="ce3" office:value-type="string" calcext:value-type="string">
            <text:p>ADR</text:p>
          </table:table-cell>
          <table:table-cell table:style-name="ce6" office:value-type="string" calcext:value-type="string">
            <text:p>varchar(1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City</text:p>
          </table:table-cell>
          <table:table-cell table:style-name="ce6" office:value-type="string" calcext:value-type="string">
            <text:p>varchar(50)</text:p>
          </table:table-cell>
          <table:table-cell table:style-name="ce9" office:value-type="string" calcext:value-type="string">
            <text:p>OUT-LINK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number-columns-repeated="3"/>
          <table:table-cell table:style-name="ce20"/>
          <table:table-cell table:style-name="ce3" office:value-type="string" calcext:value-type="string">
            <text:p>PostalCode</text:p>
          </table:table-cell>
          <table:table-cell table:style-name="ce6" office:value-type="string" calcext:value-type="string">
            <text:p>varchar(8)</text:p>
          </table:table-cell>
          <table:table-cell table:style-name="ce9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style-name="ce1" office:value-type="string" calcext:value-type="string" table:number-columns-spanned="3" table:number-rows-spanned="1">
            <text:p>tbltcnitems</text:p>
          </table:table-cell>
          <table:covered-table-cell table:style-name="ce5"/>
          <table:covered-table-cell table:style-name="ce8"/>
          <table:table-cell table:style-name="ce20"/>
          <table:table-cell table:style-name="ce3" office:value-type="string" calcext:value-type="string">
            <text:p>Street</text:p>
          </table:table-cell>
          <table:table-cell table:style-name="ce6" office:value-type="string" calcext:value-type="string">
            <text:p>varchar(200)</text:p>
          </table:table-cell>
          <table:table-cell table:style-name="ce9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4">
          <table:table-cell table:number-columns-repeated="4"/>
          <table:table-cell table:style-name="ce20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style-name="ce20"/>
          <table:table-cell table:style-name="ce3" office:value-type="string" calcext:value-type="string">
            <text:p>lang</text:p>
          </table:table-cell>
          <table:table-cell table:style-name="ce6" office:value-type="string" calcext:value-type="string">
            <text:p>char(2)</text:p>
          </table:table-cell>
          <table:table-cell table:style-name="ce9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4">
          <table:table-cell table:number-columns-repeated="4"/>
          <table:table-cell table:style-name="ce20" office:value-type="float" office:value="95" calcext:value-type="float">
            <text:p>95</text:p>
          </table:table-cell>
          <table:table-cell table:style-name="ce3" office:value-type="string" calcext:value-type="string">
            <text:p>itmID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PK</text:p>
          </table:table-cell>
          <table:table-cell table:style-name="ce20"/>
          <table:table-cell table:style-name="ce3" office:value-type="string" calcext:value-type="string">
            <text:p>TranspZone</text:p>
          </table:table-cell>
          <table:table-cell table:style-name="ce6" office:value-type="string" calcext:value-type="string">
            <text:p>varchar(12)</text:p>
          </table:table-cell>
          <table:table-cell table:style-name="ce9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31]+25" office:value-type="float" office:value="120" calcext:value-type="float">
            <text:p>120</text:p>
          </table:table-cell>
          <table:table-cell table:style-name="ce3" office:value-type="string" calcext:value-type="string">
            <text:p>ekrnumber</text:p>
          </table:table-cell>
          <table:table-cell table:style-name="ce6" office:value-type="string" calcext:value-type="string">
            <text:p>char(1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VATRegNo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NULL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 table:formula="of:=[.E32]+25" office:value-type="float" office:value="145" calcext:value-type="float">
            <text:p>145</text:p>
          </table:table-cell>
          <table:table-cell table:style-name="ce3" office:value-type="string" calcext:value-type="string">
            <text:p>delplnid</text:p>
          </table:table-cell>
          <table:table-cell table:style-name="ce6" office:value-type="string" calcext:value-type="string">
            <text:p>varchar(1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 table:formula="of:=[.E33]+25" office:value-type="float" office:value="170" calcext:value-type="float">
            <text:p>170</text:p>
          </table:table-cell>
          <table:table-cell table:style-name="ce3" office:value-type="string" calcext:value-type="string">
            <text:p>productVtsz</text:p>
          </table:table-cell>
          <table:table-cell table:style-name="ce6" office:value-type="string" calcext:value-type="string">
            <text:p>varchar(8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1" office:value-type="string" calcext:value-type="string" table:number-columns-spanned="3" table:number-rows-spanned="1">
            <text:p>tblvtsz</text:p>
          </table:table-cell>
          <table:covered-table-cell table:style-name="ce5"/>
          <table:covered-table-cell table:style-name="ce8"/>
          <table:table-cell table:style-name="ce20"/>
          <table:table-cell table:number-columns-repeated="1011"/>
        </table:table-row>
        <table:table-row table:style-name="ro4">
          <table:table-cell table:number-columns-repeated="4"/>
          <table:table-cell table:style-name="ce20" table:formula="of:=[.E34]+25" office:value-type="float" office:value="195" calcext:value-type="float">
            <text:p>195</text:p>
          </table:table-cell>
          <table:table-cell table:style-name="ce3" office:value-type="string" calcext:value-type="string">
            <text:p>tradeReason</text:p>
          </table:table-cell>
          <table:table-cell table:style-name="ce6" office:value-type="string" calcext:value-type="string">
            <text:p>char(1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4"/>
          <table:table-cell table:style-name="ce20" table:formula="of:=[.E35]+25" office:value-type="float" office:value="220" calcext:value-type="float">
            <text:p>220</text:p>
          </table:table-cell>
          <table:table-cell table:style-name="ce3" office:value-type="string" calcext:value-type="string">
            <text:p>productName</text:p>
          </table:table-cell>
          <table:table-cell table:style-name="ce6" office:value-type="string" calcext:value-type="string">
            <text:p>varchar(20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vtsz</text:p>
          </table:table-cell>
          <table:table-cell table:style-name="ce6" office:value-type="string" calcext:value-type="string">
            <text:p>varchar(8)</text:p>
          </table:table-cell>
          <table:table-cell table:style-name="ce10" office:value-type="string" calcext:value-type="string">
            <text:p>PK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36]+25" office:value-type="float" office:value="245" calcext:value-type="float">
            <text:p>245</text:p>
          </table:table-cell>
          <table:table-cell table:style-name="ce3" office:value-type="string" calcext:value-type="string">
            <text:p>weight</text:p>
          </table:table-cell>
          <table:table-cell table:style-name="ce6" office:value-type="string" calcext:value-type="string">
            <text:p>int(11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leiras</text:p>
          </table:table-cell>
          <table:table-cell table:style-name="ce6" office:value-type="string" calcext:value-type="string">
            <text:p>varchar(255)</text:p>
          </table:table-cell>
          <table:table-cell table:style-name="ce10" office:value-type="string" calcext:value-type="string">
            <text:p>NOT NULL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37]+25" office:value-type="float" office:value="270" calcext:value-type="float">
            <text:p>270</text:p>
          </table:table-cell>
          <table:table-cell table:style-name="ce3" office:value-type="string" calcext:value-type="string">
            <text:p>tcnvalue</text:p>
          </table:table-cell>
          <table:table-cell table:style-name="ce6" office:value-type="string" calcext:value-type="string">
            <text:p>int(11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style-name="ce3" office:value-type="string" calcext:value-type="string">
            <text:p>biztKot</text:p>
          </table:table-cell>
          <table:table-cell table:style-name="ce6" office:value-type="string" calcext:value-type="string">
            <text:p>tinyint(4)</text:p>
          </table:table-cell>
          <table:table-cell table:style-name="ce10" office:value-type="string" calcext:value-type="string">
            <text:p>DEF(0)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38]+25" office:value-type="float" office:value="295" calcext:value-type="float">
            <text:p>295</text:p>
          </table:table-cell>
          <table:table-cell table:style-name="ce3" office:value-type="string" calcext:value-type="string">
            <text:p>valueModReasonText</text:p>
          </table:table-cell>
          <table:table-cell table:style-name="ce6" office:value-type="string" calcext:value-type="string">
            <text:p>varchar(5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39]+25" office:value-type="float" office:value="320" calcext:value-type="float">
            <text:p>320</text:p>
          </table:table-cell>
          <table:table-cell table:style-name="ce3" office:value-type="string" calcext:value-type="string">
            <text:p>weightModReasonText</text:p>
          </table:table-cell>
          <table:table-cell table:style-name="ce6" office:value-type="string" calcext:value-type="string">
            <text:p>varchar(50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40]+25" office:value-type="float" office:value="345" calcext:value-type="float">
            <text:p>345</text:p>
          </table:table-cell>
          <table:table-cell table:style-name="ce3" office:value-type="string" calcext:value-type="string">
            <text:p>insDat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41]+25" office:value-type="float" office:value="370" calcext:value-type="float">
            <text:p>370</text:p>
          </table:table-cell>
          <table:table-cell table:style-name="ce3" office:value-type="string" calcext:value-type="string">
            <text:p>insTime</text:p>
          </table:table-cell>
          <table:table-cell table:style-name="ce6" office:value-type="string" calcext:value-type="string">
            <text:p>time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42]+25" office:value-type="float" office:value="395" calcext:value-type="float">
            <text:p>395</text:p>
          </table:table-cell>
          <table:table-cell table:style-name="ce3" office:value-type="string" calcext:value-type="string">
            <text:p>insUser</text:p>
          </table:table-cell>
          <table:table-cell table:style-name="ce6" office:value-type="string" calcext:value-type="string">
            <text:p>varchar(25)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43]+25" office:value-type="float" office:value="420" calcext:value-type="float">
            <text:p>420</text:p>
          </table:table-cell>
          <table:table-cell table:style-name="ce3" office:value-type="string" calcext:value-type="string">
            <text:p>modDat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2">
          <table:table-cell table:number-columns-repeated="4"/>
          <table:table-cell table:style-name="ce20" table:formula="of:=[.E44]+25" office:value-type="float" office:value="445" calcext:value-type="float">
            <text:p>445</text:p>
          </table:table-cell>
          <table:table-cell table:style-name="ce3" office:value-type="string" calcext:value-type="string">
            <text:p>modTime</text:p>
          </table:table-cell>
          <table:table-cell table:style-name="ce6" office:value-type="string" calcext:value-type="string">
            <text:p>time</text:p>
          </table:table-cell>
          <table:table-cell table:style-name="ce10" office:value-type="string" calcext:value-type="string">
            <text:p>NULL</text:p>
          </table:table-cell>
          <table:table-cell table:style-name="ce20"/>
          <table:table-cell table:number-columns-repeated="3"/>
          <table:table-cell table:style-name="ce20"/>
          <table:table-cell table:number-columns-repeated="1011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2" table:style-name="ta3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3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330" calcext:value-type="float">
            <text:p>330</text:p>
          </table:table-cell>
          <table:table-cell table:number-columns-repeated="1020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2] &amp; &quot;&quot;&quot;&quot; &amp; &quot;&gt;&quot;" office:value-type="string" office:string-value="&lt;text class=&quot;stdDesc&quot; x=&quot;20&quot; y=&quot;95&quot;&gt;" calcext:value-type="string">
            <text:p>&lt;text class="stdDesc" x="20" y="9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2] &amp; &quot;&quot;&quot;&quot; &amp; &quot;&gt;&quot;" office:value-type="string" office:string-value="&lt;text class=&quot;fldName&quot; x=&quot;120&quot; y=&quot;95&quot;&gt;" calcext:value-type="string">
            <text:p>&lt;text class="fldName" x="120" y="9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2] &amp; &quot;&quot;&quot;&quot; &amp; &quot;&gt;&quot;" office:value-type="string" office:string-value="&lt;text class=&quot;fldNone&quot; x=&quot;260&quot; y=&quot;95&quot;&gt;" calcext:value-type="string">
            <text:p>&lt;text class="fldNone" x="260" y="95"&gt;</text:p>
          </table:table-cell>
          <table:table-cell table:style-name="ce21" office:value-type="float" office:value="95" calcext:value-type="float">
            <text:p>9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formula="of:=[.B2]&amp;[$DB_DBEKAER.J36]&amp;[$Munka2.F2]&amp;[.C2]&amp;[$DB_DBEKAER.K36]&amp;[$Munka2.F2]&amp;[.D2]&amp;[$DB_DBEKAER.L36]&amp;[$Munka2.F2]" office:value-type="string" office:string-value="&lt;text class=&quot;stdDesc&quot; x=&quot;20&quot; y=&quot;95&quot;&gt;vtsz&lt;/text&gt;&lt;text class=&quot;fldName&quot; x=&quot;120&quot; y=&quot;95&quot;&gt;varchar(8)&lt;/text&gt;&lt;text class=&quot;fldNone&quot; x=&quot;260&quot; y=&quot;95&quot;&gt;PK&lt;/text&gt;" calcext:value-type="string">
            <text:p>&lt;text class="stdDesc" x="20" y="95"&gt;vtsz&lt;/text&gt;&lt;text class="fldName" x="120" y="95"&gt;varchar(8)&lt;/text&gt;&lt;text class="fldNone" x="260" y="95"&gt;PK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3] &amp; &quot;&quot;&quot;&quot; &amp; &quot;&gt;&quot;" office:value-type="string" office:string-value="&lt;text class=&quot;stdDesc&quot; x=&quot;20&quot; y=&quot;120&quot;&gt;" calcext:value-type="string">
            <text:p>&lt;text class="stdDesc" x="20" y="120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3] &amp; &quot;&quot;&quot;&quot; &amp; &quot;&gt;&quot;" office:value-type="string" office:string-value="&lt;text class=&quot;fldName&quot; x=&quot;120&quot; y=&quot;120&quot;&gt;" calcext:value-type="string">
            <text:p>&lt;text class="fldName" x="120" y="120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3] &amp; &quot;&quot;&quot;&quot; &amp; &quot;&gt;&quot;" office:value-type="string" office:string-value="&lt;text class=&quot;fldNone&quot; x=&quot;260&quot; y=&quot;120&quot;&gt;" calcext:value-type="string">
            <text:p>&lt;text class="fldNone" x="260" y="120"&gt;</text:p>
          </table:table-cell>
          <table:table-cell table:style-name="ce21" table:formula="of:=[.E2]+25" office:value-type="float" office:value="120" calcext:value-type="float">
            <text:p>120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formula="of:=[.B3]&amp;[$DB_DBEKAER.J37]&amp;[$Munka2.F3]&amp;[.C3]&amp;[$DB_DBEKAER.K37]&amp;[$Munka2.F3]&amp;[.D3]&amp;[$DB_DBEKAER.L37]&amp;[$Munka2.F3]" office:value-type="string" office:string-value="&lt;text class=&quot;stdDesc&quot; x=&quot;20&quot; y=&quot;120&quot;&gt;leiras&lt;/text&gt;&lt;text class=&quot;fldName&quot; x=&quot;120&quot; y=&quot;120&quot;&gt;varchar(255)&lt;/text&gt;&lt;text class=&quot;fldNone&quot; x=&quot;260&quot; y=&quot;120&quot;&gt;NOT NULL&lt;/text&gt;" calcext:value-type="string">
            <text:p>&lt;text class="stdDesc" x="20" y="120"&gt;leiras&lt;/text&gt;&lt;text class="fldName" x="120" y="120"&gt;varchar(255)&lt;/text&gt;&lt;text class="fldNone" x="260" y="120"&gt;NOT NULL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4] &amp; &quot;&quot;&quot;&quot; &amp; &quot;&gt;&quot;" office:value-type="string" office:string-value="&lt;text class=&quot;stdDesc&quot; x=&quot;20&quot; y=&quot;145&quot;&gt;" calcext:value-type="string">
            <text:p>&lt;text class="stdDesc" x="20" y="14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4] &amp; &quot;&quot;&quot;&quot; &amp; &quot;&gt;&quot;" office:value-type="string" office:string-value="&lt;text class=&quot;fldName&quot; x=&quot;120&quot; y=&quot;145&quot;&gt;" calcext:value-type="string">
            <text:p>&lt;text class="fldName" x="120" y="14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4] &amp; &quot;&quot;&quot;&quot; &amp; &quot;&gt;&quot;" office:value-type="string" office:string-value="&lt;text class=&quot;fldNone&quot; x=&quot;260&quot; y=&quot;145&quot;&gt;" calcext:value-type="string">
            <text:p>&lt;text class="fldNone" x="260" y="145"&gt;</text:p>
          </table:table-cell>
          <table:table-cell table:style-name="ce21" table:formula="of:=[.E3]+25" office:value-type="float" office:value="145" calcext:value-type="float">
            <text:p>14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formula="of:=[.B4]&amp;[$DB_DBEKAER.J38]&amp;[$Munka2.F4]&amp;[.C4]&amp;[$DB_DBEKAER.K38]&amp;[$Munka2.F4]&amp;[.D4]&amp;[$DB_DBEKAER.L38]&amp;[$Munka2.F4]" office:value-type="string" office:string-value="&lt;text class=&quot;stdDesc&quot; x=&quot;20&quot; y=&quot;145&quot;&gt;biztKot&lt;/text&gt;&lt;text class=&quot;fldName&quot; x=&quot;120&quot; y=&quot;145&quot;&gt;tinyint(4)&lt;/text&gt;&lt;text class=&quot;fldNone&quot; x=&quot;260&quot; y=&quot;145&quot;&gt;DEF(0)&lt;/text&gt;" calcext:value-type="string">
            <text:p>&lt;text class="stdDesc" x="20" y="145"&gt;biztKot&lt;/text&gt;&lt;text class="fldName" x="120" y="145"&gt;tinyint(4)&lt;/text&gt;&lt;text class="fldNone" x="260" y="145"&gt;DEF(0)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5] &amp; &quot;&quot;&quot;&quot; &amp; &quot;&gt;&quot;" office:value-type="string" office:string-value="&lt;text class=&quot;stdDesc&quot; x=&quot;20&quot; y=&quot;170&quot;&gt;" calcext:value-type="string">
            <text:p>&lt;text class="stdDesc" x="20" y="170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5] &amp; &quot;&quot;&quot;&quot; &amp; &quot;&gt;&quot;" office:value-type="string" office:string-value="&lt;text class=&quot;fldName&quot; x=&quot;120&quot; y=&quot;170&quot;&gt;" calcext:value-type="string">
            <text:p>&lt;text class="fldName" x="120" y="170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5] &amp; &quot;&quot;&quot;&quot; &amp; &quot;&gt;&quot;" office:value-type="string" office:string-value="&lt;text class=&quot;fldNone&quot; x=&quot;260&quot; y=&quot;170&quot;&gt;" calcext:value-type="string">
            <text:p>&lt;text class="fldNone" x="260" y="170"&gt;</text:p>
          </table:table-cell>
          <table:table-cell table:style-name="ce21" table:formula="of:=[.E4]+25" office:value-type="float" office:value="170" calcext:value-type="float">
            <text:p>170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5]&amp;[$DB_DBEKAER.J39]&amp;[$Munka2.F5]&amp;[.C5]&amp;[$DB_DBEKAER.K39]&amp;[$Munka2.F5]&amp;[.D5]&amp;[$DB_DBEKAER.L39]&amp;[$Munka2.F5]" office:value-type="string" office:string-value="&lt;text class=&quot;stdDesc&quot; x=&quot;20&quot; y=&quot;170&quot;&gt;&lt;/text&gt;&lt;text class=&quot;fldName&quot; x=&quot;120&quot; y=&quot;170&quot;&gt;&lt;/text&gt;&lt;text class=&quot;fldNone&quot; x=&quot;260&quot; y=&quot;170&quot;&gt;&lt;/text&gt;" calcext:value-type="string">
            <text:p>&lt;text class="stdDesc" x="20" y="170"&gt;&lt;/text&gt;&lt;text class="fldName" x="120" y="170"&gt;&lt;/text&gt;&lt;text class="fldNone" x="260" y="170"&gt;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6] &amp; &quot;&quot;&quot;&quot; &amp; &quot;&gt;&quot;" office:value-type="string" office:string-value="&lt;text class=&quot;stdDesc&quot; x=&quot;20&quot; y=&quot;195&quot;&gt;" calcext:value-type="string">
            <text:p>&lt;text class="stdDesc" x="20" y="19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6] &amp; &quot;&quot;&quot;&quot; &amp; &quot;&gt;&quot;" office:value-type="string" office:string-value="&lt;text class=&quot;fldName&quot; x=&quot;120&quot; y=&quot;195&quot;&gt;" calcext:value-type="string">
            <text:p>&lt;text class="fldName" x="120" y="19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6] &amp; &quot;&quot;&quot;&quot; &amp; &quot;&gt;&quot;" office:value-type="string" office:string-value="&lt;text class=&quot;fldNone&quot; x=&quot;260&quot; y=&quot;195&quot;&gt;" calcext:value-type="string">
            <text:p>&lt;text class="fldNone" x="260" y="195"&gt;</text:p>
          </table:table-cell>
          <table:table-cell table:style-name="ce21" table:formula="of:=[.E5]+25" office:value-type="float" office:value="195" calcext:value-type="float">
            <text:p>19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6]&amp;[$DB_DBEKAER.J28]&amp;[$Munka2.F6]&amp;[.C6]&amp;[$DB_DBEKAER.K28]&amp;[$Munka2.F6]&amp;[.D6]&amp;[$DB_DBEKAER.L28]&amp;[$Munka2.F6]" office:value-type="string" office:string-value="&lt;text class=&quot;stdDesc&quot; x=&quot;20&quot; y=&quot;195&quot;&gt;PostalCode&lt;/text&gt;&lt;text class=&quot;fldName&quot; x=&quot;120&quot; y=&quot;195&quot;&gt;varchar(8)&lt;/text&gt;&lt;text class=&quot;fldNone&quot; x=&quot;260&quot; y=&quot;195&quot;&gt;NULL&lt;/text&gt;" calcext:value-type="string">
            <text:p>&lt;text class="stdDesc" x="20" y="195"&gt;PostalCode&lt;/text&gt;&lt;text class="fldName" x="120" y="195"&gt;varchar(8)&lt;/text&gt;&lt;text class="fldNone" x="260" y="195"&gt;NULL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7] &amp; &quot;&quot;&quot;&quot; &amp; &quot;&gt;&quot;" office:value-type="string" office:string-value="&lt;text class=&quot;stdDesc&quot; x=&quot;20&quot; y=&quot;220&quot;&gt;" calcext:value-type="string">
            <text:p>&lt;text class="stdDesc" x="20" y="220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7] &amp; &quot;&quot;&quot;&quot; &amp; &quot;&gt;&quot;" office:value-type="string" office:string-value="&lt;text class=&quot;fldName&quot; x=&quot;120&quot; y=&quot;220&quot;&gt;" calcext:value-type="string">
            <text:p>&lt;text class="fldName" x="120" y="220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7] &amp; &quot;&quot;&quot;&quot; &amp; &quot;&gt;&quot;" office:value-type="string" office:string-value="&lt;text class=&quot;fldNone&quot; x=&quot;260&quot; y=&quot;220&quot;&gt;" calcext:value-type="string">
            <text:p>&lt;text class="fldNone" x="260" y="220"&gt;</text:p>
          </table:table-cell>
          <table:table-cell table:style-name="ce21" table:formula="of:=[.E6]+25" office:value-type="float" office:value="220" calcext:value-type="float">
            <text:p>220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7]&amp;[$DB_DBEKAER.J29]&amp;[$Munka2.F7]&amp;[.C7]&amp;[$DB_DBEKAER.K29]&amp;[$Munka2.F7]&amp;[.D7]&amp;[$DB_DBEKAER.L29]&amp;[$Munka2.F7]" office:value-type="string" office:string-value="&lt;text class=&quot;stdDesc&quot; x=&quot;20&quot; y=&quot;220&quot;&gt;Street&lt;/text&gt;&lt;text class=&quot;fldName&quot; x=&quot;120&quot; y=&quot;220&quot;&gt;varchar(200)&lt;/text&gt;&lt;text class=&quot;fldNone&quot; x=&quot;260&quot; y=&quot;220&quot;&gt;NULL&lt;/text&gt;" calcext:value-type="string">
            <text:p>&lt;text class="stdDesc" x="20" y="220"&gt;Street&lt;/text&gt;&lt;text class="fldName" x="120" y="220"&gt;varchar(200)&lt;/text&gt;&lt;text class="fldNone" x="260" y="220"&gt;NULL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8] &amp; &quot;&quot;&quot;&quot; &amp; &quot;&gt;&quot;" office:value-type="string" office:string-value="&lt;text class=&quot;stdDesc&quot; x=&quot;20&quot; y=&quot;245&quot;&gt;" calcext:value-type="string">
            <text:p>&lt;text class="stdDesc" x="20" y="24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8] &amp; &quot;&quot;&quot;&quot; &amp; &quot;&gt;&quot;" office:value-type="string" office:string-value="&lt;text class=&quot;fldName&quot; x=&quot;120&quot; y=&quot;245&quot;&gt;" calcext:value-type="string">
            <text:p>&lt;text class="fldName" x="120" y="24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8] &amp; &quot;&quot;&quot;&quot; &amp; &quot;&gt;&quot;" office:value-type="string" office:string-value="&lt;text class=&quot;fldNone&quot; x=&quot;260&quot; y=&quot;245&quot;&gt;" calcext:value-type="string">
            <text:p>&lt;text class="fldNone" x="260" y="245"&gt;</text:p>
          </table:table-cell>
          <table:table-cell table:style-name="ce21" table:formula="of:=[.E7]+25" office:value-type="float" office:value="245" calcext:value-type="float">
            <text:p>24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8]&amp;[$DB_DBEKAER.J30]&amp;[$Munka2.F8]&amp;[.C8]&amp;[$DB_DBEKAER.K30]&amp;[$Munka2.F8]&amp;[.D8]&amp;[$DB_DBEKAER.L30]&amp;[$Munka2.F8]" office:value-type="string" office:string-value="&lt;text class=&quot;stdDesc&quot; x=&quot;20&quot; y=&quot;245&quot;&gt;lang&lt;/text&gt;&lt;text class=&quot;fldName&quot; x=&quot;120&quot; y=&quot;245&quot;&gt;char(2)&lt;/text&gt;&lt;text class=&quot;fldNone&quot; x=&quot;260&quot; y=&quot;245&quot;&gt;NULL&lt;/text&gt;" calcext:value-type="string">
            <text:p>&lt;text class="stdDesc" x="20" y="245"&gt;lang&lt;/text&gt;&lt;text class="fldName" x="120" y="245"&gt;char(2)&lt;/text&gt;&lt;text class="fldNone" x="260" y="245"&gt;NULL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9] &amp; &quot;&quot;&quot;&quot; &amp; &quot;&gt;&quot;" office:value-type="string" office:string-value="&lt;text class=&quot;stdDesc&quot; x=&quot;20&quot; y=&quot;270&quot;&gt;" calcext:value-type="string">
            <text:p>&lt;text class="stdDesc" x="20" y="270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9] &amp; &quot;&quot;&quot;&quot; &amp; &quot;&gt;&quot;" office:value-type="string" office:string-value="&lt;text class=&quot;fldName&quot; x=&quot;120&quot; y=&quot;270&quot;&gt;" calcext:value-type="string">
            <text:p>&lt;text class="fldName" x="120" y="270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9] &amp; &quot;&quot;&quot;&quot; &amp; &quot;&gt;&quot;" office:value-type="string" office:string-value="&lt;text class=&quot;fldNone&quot; x=&quot;260&quot; y=&quot;270&quot;&gt;" calcext:value-type="string">
            <text:p>&lt;text class="fldNone" x="260" y="270"&gt;</text:p>
          </table:table-cell>
          <table:table-cell table:style-name="ce21" table:formula="of:=[.E8]+25" office:value-type="float" office:value="270" calcext:value-type="float">
            <text:p>270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9]&amp;[$DB_DBEKAER.J31]&amp;[$Munka2.F9]&amp;[.C9]&amp;[$DB_DBEKAER.K31]&amp;[$Munka2.F9]&amp;[.D9]&amp;[$DB_DBEKAER.L31]&amp;[$Munka2.F9]" office:value-type="string" office:string-value="&lt;text class=&quot;stdDesc&quot; x=&quot;20&quot; y=&quot;270&quot;&gt;TranspZone&lt;/text&gt;&lt;text class=&quot;fldName&quot; x=&quot;120&quot; y=&quot;270&quot;&gt;varchar(12)&lt;/text&gt;&lt;text class=&quot;fldNone&quot; x=&quot;260&quot; y=&quot;270&quot;&gt;NULL&lt;/text&gt;" calcext:value-type="string">
            <text:p>&lt;text class="stdDesc" x="20" y="270"&gt;TranspZone&lt;/text&gt;&lt;text class="fldName" x="120" y="270"&gt;varchar(12)&lt;/text&gt;&lt;text class="fldNone" x="260" y="270"&gt;NULL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0] &amp; &quot;&quot;&quot;&quot; &amp; &quot;&gt;&quot;" office:value-type="string" office:string-value="&lt;text class=&quot;stdDesc&quot; x=&quot;20&quot; y=&quot;295&quot;&gt;" calcext:value-type="string">
            <text:p>&lt;text class="stdDesc" x="20" y="29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0] &amp; &quot;&quot;&quot;&quot; &amp; &quot;&gt;&quot;" office:value-type="string" office:string-value="&lt;text class=&quot;fldName&quot; x=&quot;120&quot; y=&quot;295&quot;&gt;" calcext:value-type="string">
            <text:p>&lt;text class="fldName" x="120" y="29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0] &amp; &quot;&quot;&quot;&quot; &amp; &quot;&gt;&quot;" office:value-type="string" office:string-value="&lt;text class=&quot;fldNone&quot; x=&quot;260&quot; y=&quot;295&quot;&gt;" calcext:value-type="string">
            <text:p>&lt;text class="fldNone" x="260" y="295"&gt;</text:p>
          </table:table-cell>
          <table:table-cell table:style-name="ce21" table:formula="of:=[.E9]+25" office:value-type="float" office:value="295" calcext:value-type="float">
            <text:p>29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0]&amp;[$DB_DBEKAER.J32]&amp;[$Munka2.F10]&amp;[.C10]&amp;[$DB_DBEKAER.K32]&amp;[$Munka2.F10]&amp;[.D10]&amp;[$DB_DBEKAER.L32]&amp;[$Munka2.F10]" office:value-type="string" office:string-value="&lt;text class=&quot;stdDesc&quot; x=&quot;20&quot; y=&quot;295&quot;&gt;VATRegNo&lt;/text&gt;&lt;text class=&quot;fldName&quot; x=&quot;120&quot; y=&quot;295&quot;&gt;varchar(20)&lt;/text&gt;&lt;text class=&quot;fldNone&quot; x=&quot;260&quot; y=&quot;295&quot;&gt;NULL&lt;/text&gt;" calcext:value-type="string">
            <text:p>&lt;text class="stdDesc" x="20" y="295"&gt;VATRegNo&lt;/text&gt;&lt;text class="fldName" x="120" y="295"&gt;varchar(20)&lt;/text&gt;&lt;text class="fldNone" x="260" y="295"&gt;NULL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1] &amp; &quot;&quot;&quot;&quot; &amp; &quot;&gt;&quot;" office:value-type="string" office:string-value="&lt;text class=&quot;stdDesc&quot; x=&quot;20&quot; y=&quot;320&quot;&gt;" calcext:value-type="string">
            <text:p>&lt;text class="stdDesc" x="20" y="320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1] &amp; &quot;&quot;&quot;&quot; &amp; &quot;&gt;&quot;" office:value-type="string" office:string-value="&lt;text class=&quot;fldName&quot; x=&quot;120&quot; y=&quot;320&quot;&gt;" calcext:value-type="string">
            <text:p>&lt;text class="fldName" x="120" y="320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1] &amp; &quot;&quot;&quot;&quot; &amp; &quot;&gt;&quot;" office:value-type="string" office:string-value="&lt;text class=&quot;fldNone&quot; x=&quot;260&quot; y=&quot;320&quot;&gt;" calcext:value-type="string">
            <text:p>&lt;text class="fldNone" x="260" y="320"&gt;</text:p>
          </table:table-cell>
          <table:table-cell table:style-name="ce21" table:formula="of:=[.E10]+25" office:value-type="float" office:value="320" calcext:value-type="float">
            <text:p>320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1]&amp;[$DB_DBEKAER.J33]&amp;[$Munka2.F11]&amp;[.C11]&amp;[$DB_DBEKAER.K33]&amp;[$Munka2.F11]&amp;[.D11]&amp;[$DB_DBEKAER.L33]&amp;[$Munka2.F11]" office:value-type="string" office:string-value="&lt;text class=&quot;stdDesc&quot; x=&quot;20&quot; y=&quot;320&quot;&gt;&lt;/text&gt;&lt;text class=&quot;fldName&quot; x=&quot;120&quot; y=&quot;320&quot;&gt;&lt;/text&gt;&lt;text class=&quot;fldNone&quot; x=&quot;260&quot; y=&quot;320&quot;&gt;&lt;/text&gt;" calcext:value-type="string">
            <text:p>&lt;text class="stdDesc" x="20" y="320"&gt;&lt;/text&gt;&lt;text class="fldName" x="120" y="320"&gt;&lt;/text&gt;&lt;text class="fldNone" x="260" y="320"&gt;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2] &amp; &quot;&quot;&quot;&quot; &amp; &quot;&gt;&quot;" office:value-type="string" office:string-value="&lt;text class=&quot;stdDesc&quot; x=&quot;20&quot; y=&quot;345&quot;&gt;" calcext:value-type="string">
            <text:p>&lt;text class="stdDesc" x="20" y="34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2] &amp; &quot;&quot;&quot;&quot; &amp; &quot;&gt;&quot;" office:value-type="string" office:string-value="&lt;text class=&quot;fldName&quot; x=&quot;120&quot; y=&quot;345&quot;&gt;" calcext:value-type="string">
            <text:p>&lt;text class="fldName" x="120" y="34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2] &amp; &quot;&quot;&quot;&quot; &amp; &quot;&gt;&quot;" office:value-type="string" office:string-value="&lt;text class=&quot;fldNone&quot; x=&quot;260&quot; y=&quot;345&quot;&gt;" calcext:value-type="string">
            <text:p>&lt;text class="fldNone" x="260" y="345"&gt;</text:p>
          </table:table-cell>
          <table:table-cell table:style-name="ce21" table:formula="of:=[.E11]+25" office:value-type="float" office:value="345" calcext:value-type="float">
            <text:p>34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2]&amp;[$DB_DBEKAER.J34]&amp;[$Munka2.F12]&amp;[.C12]&amp;[$DB_DBEKAER.K34]&amp;[$Munka2.F12]&amp;[.D12]&amp;[$DB_DBEKAER.L34]&amp;[$Munka2.F12]" office:value-type="string" office:string-value="&lt;text class=&quot;stdDesc&quot; x=&quot;20&quot; y=&quot;345&quot;&gt;tblvtsz&lt;/text&gt;&lt;text class=&quot;fldName&quot; x=&quot;120&quot; y=&quot;345&quot;&gt;&lt;/text&gt;&lt;text class=&quot;fldNone&quot; x=&quot;260&quot; y=&quot;345&quot;&gt;&lt;/text&gt;" calcext:value-type="string">
            <text:p>&lt;text class="stdDesc" x="20" y="345"&gt;tblvtsz&lt;/text&gt;&lt;text class="fldName" x="120" y="345"&gt;&lt;/text&gt;&lt;text class="fldNone" x="260" y="345"&gt;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3] &amp; &quot;&quot;&quot;&quot; &amp; &quot;&gt;&quot;" office:value-type="string" office:string-value="&lt;text class=&quot;stdDesc&quot; x=&quot;20&quot; y=&quot;370&quot;&gt;" calcext:value-type="string">
            <text:p>&lt;text class="stdDesc" x="20" y="370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3] &amp; &quot;&quot;&quot;&quot; &amp; &quot;&gt;&quot;" office:value-type="string" office:string-value="&lt;text class=&quot;fldName&quot; x=&quot;120&quot; y=&quot;370&quot;&gt;" calcext:value-type="string">
            <text:p>&lt;text class="fldName" x="120" y="370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3] &amp; &quot;&quot;&quot;&quot; &amp; &quot;&gt;&quot;" office:value-type="string" office:string-value="&lt;text class=&quot;fldNone&quot; x=&quot;260&quot; y=&quot;370&quot;&gt;" calcext:value-type="string">
            <text:p>&lt;text class="fldNone" x="260" y="370"&gt;</text:p>
          </table:table-cell>
          <table:table-cell table:style-name="ce21" table:formula="of:=[.E12]+25" office:value-type="float" office:value="370" calcext:value-type="float">
            <text:p>370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3]&amp;[$DB_DBEKAER.J35]&amp;[$Munka2.F13]&amp;[.C13]&amp;[$DB_DBEKAER.K35]&amp;[$Munka2.F13]&amp;[.D13]&amp;[$DB_DBEKAER.L35]&amp;[$Munka2.F13]" office:value-type="string" office:string-value="&lt;text class=&quot;stdDesc&quot; x=&quot;20&quot; y=&quot;370&quot;&gt;Név&lt;/text&gt;&lt;text class=&quot;fldName&quot; x=&quot;120&quot; y=&quot;370&quot;&gt;Tipus&lt;/text&gt;&lt;text class=&quot;fldNone&quot; x=&quot;260&quot; y=&quot;370&quot;&gt;Szerep&lt;/text&gt;" calcext:value-type="string">
            <text:p>&lt;text class="stdDesc" x="20" y="370"&gt;Név&lt;/text&gt;&lt;text class="fldName" x="120" y="370"&gt;Tipus&lt;/text&gt;&lt;text class="fldNone" x="260" y="370"&gt;Szerep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4] &amp; &quot;&quot;&quot;&quot; &amp; &quot;&gt;&quot;" office:value-type="string" office:string-value="&lt;text class=&quot;stdDesc&quot; x=&quot;20&quot; y=&quot;395&quot;&gt;" calcext:value-type="string">
            <text:p>&lt;text class="stdDesc" x="20" y="39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4] &amp; &quot;&quot;&quot;&quot; &amp; &quot;&gt;&quot;" office:value-type="string" office:string-value="&lt;text class=&quot;fldName&quot; x=&quot;120&quot; y=&quot;395&quot;&gt;" calcext:value-type="string">
            <text:p>&lt;text class="fldName" x="120" y="39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4] &amp; &quot;&quot;&quot;&quot; &amp; &quot;&gt;&quot;" office:value-type="string" office:string-value="&lt;text class=&quot;fldNone&quot; x=&quot;260&quot; y=&quot;395&quot;&gt;" calcext:value-type="string">
            <text:p>&lt;text class="fldNone" x="260" y="395"&gt;</text:p>
          </table:table-cell>
          <table:table-cell table:style-name="ce21" table:formula="of:=[.E13]+25" office:value-type="float" office:value="395" calcext:value-type="float">
            <text:p>39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4]&amp;[$DB_DBEKAER.J36]&amp;[$Munka2.F14]&amp;[.C14]&amp;[$DB_DBEKAER.K36]&amp;[$Munka2.F14]&amp;[.D14]&amp;[$DB_DBEKAER.L36]&amp;[$Munka2.F14]" office:value-type="string" office:string-value="&lt;text class=&quot;stdDesc&quot; x=&quot;20&quot; y=&quot;395&quot;&gt;vtsz&lt;/text&gt;&lt;text class=&quot;fldName&quot; x=&quot;120&quot; y=&quot;395&quot;&gt;varchar(8)&lt;/text&gt;&lt;text class=&quot;fldNone&quot; x=&quot;260&quot; y=&quot;395&quot;&gt;PK&lt;/text&gt;" calcext:value-type="string">
            <text:p>&lt;text class="stdDesc" x="20" y="395"&gt;vtsz&lt;/text&gt;&lt;text class="fldName" x="120" y="395"&gt;varchar(8)&lt;/text&gt;&lt;text class="fldNone" x="260" y="395"&gt;PK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5] &amp; &quot;&quot;&quot;&quot; &amp; &quot;&gt;&quot;" office:value-type="string" office:string-value="&lt;text class=&quot;stdDesc&quot; x=&quot;20&quot; y=&quot;420&quot;&gt;" calcext:value-type="string">
            <text:p>&lt;text class="stdDesc" x="20" y="420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5] &amp; &quot;&quot;&quot;&quot; &amp; &quot;&gt;&quot;" office:value-type="string" office:string-value="&lt;text class=&quot;fldName&quot; x=&quot;120&quot; y=&quot;420&quot;&gt;" calcext:value-type="string">
            <text:p>&lt;text class="fldName" x="120" y="420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5] &amp; &quot;&quot;&quot;&quot; &amp; &quot;&gt;&quot;" office:value-type="string" office:string-value="&lt;text class=&quot;fldNone&quot; x=&quot;260&quot; y=&quot;420&quot;&gt;" calcext:value-type="string">
            <text:p>&lt;text class="fldNone" x="260" y="420"&gt;</text:p>
          </table:table-cell>
          <table:table-cell table:style-name="ce21" table:formula="of:=[.E14]+25" office:value-type="float" office:value="420" calcext:value-type="float">
            <text:p>420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5]&amp;[$DB_DBEKAER.J37]&amp;[$Munka2.F15]&amp;[.C15]&amp;[$DB_DBEKAER.K37]&amp;[$Munka2.F15]&amp;[.D15]&amp;[$DB_DBEKAER.L37]&amp;[$Munka2.F15]" office:value-type="string" office:string-value="&lt;text class=&quot;stdDesc&quot; x=&quot;20&quot; y=&quot;420&quot;&gt;leiras&lt;/text&gt;&lt;text class=&quot;fldName&quot; x=&quot;120&quot; y=&quot;420&quot;&gt;varchar(255)&lt;/text&gt;&lt;text class=&quot;fldNone&quot; x=&quot;260&quot; y=&quot;420&quot;&gt;NOT NULL&lt;/text&gt;" calcext:value-type="string">
            <text:p>&lt;text class="stdDesc" x="20" y="420"&gt;leiras&lt;/text&gt;&lt;text class="fldName" x="120" y="420"&gt;varchar(255)&lt;/text&gt;&lt;text class="fldNone" x="260" y="420"&gt;NOT NULL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6] &amp; &quot;&quot;&quot;&quot; &amp; &quot;&gt;&quot;" office:value-type="string" office:string-value="&lt;text class=&quot;stdDesc&quot; x=&quot;20&quot; y=&quot;445&quot;&gt;" calcext:value-type="string">
            <text:p>&lt;text class="stdDesc" x="20" y="44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6] &amp; &quot;&quot;&quot;&quot; &amp; &quot;&gt;&quot;" office:value-type="string" office:string-value="&lt;text class=&quot;fldName&quot; x=&quot;120&quot; y=&quot;445&quot;&gt;" calcext:value-type="string">
            <text:p>&lt;text class="fldName" x="120" y="44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6] &amp; &quot;&quot;&quot;&quot; &amp; &quot;&gt;&quot;" office:value-type="string" office:string-value="&lt;text class=&quot;fldNone&quot; x=&quot;260&quot; y=&quot;445&quot;&gt;" calcext:value-type="string">
            <text:p>&lt;text class="fldNone" x="260" y="445"&gt;</text:p>
          </table:table-cell>
          <table:table-cell table:style-name="ce21" table:formula="of:=[.E15]+25" office:value-type="float" office:value="445" calcext:value-type="float">
            <text:p>44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6]&amp;[$DB_DBEKAER.J38]&amp;[$Munka2.F16]&amp;[.C16]&amp;[$DB_DBEKAER.K38]&amp;[$Munka2.F16]&amp;[.D16]&amp;[$DB_DBEKAER.L38]&amp;[$Munka2.F16]" office:value-type="string" office:string-value="&lt;text class=&quot;stdDesc&quot; x=&quot;20&quot; y=&quot;445&quot;&gt;biztKot&lt;/text&gt;&lt;text class=&quot;fldName&quot; x=&quot;120&quot; y=&quot;445&quot;&gt;tinyint(4)&lt;/text&gt;&lt;text class=&quot;fldNone&quot; x=&quot;260&quot; y=&quot;445&quot;&gt;DEF(0)&lt;/text&gt;" calcext:value-type="string">
            <text:p>&lt;text class="stdDesc" x="20" y="445"&gt;biztKot&lt;/text&gt;&lt;text class="fldName" x="120" y="445"&gt;tinyint(4)&lt;/text&gt;&lt;text class="fldNone" x="260" y="445"&gt;DEF(0)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7] &amp; &quot;&quot;&quot;&quot; &amp; &quot;&gt;&quot;" office:value-type="string" office:string-value="&lt;text class=&quot;stdDesc&quot; x=&quot;20&quot; y=&quot;470&quot;&gt;" calcext:value-type="string">
            <text:p>&lt;text class="stdDesc" x="20" y="470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7] &amp; &quot;&quot;&quot;&quot; &amp; &quot;&gt;&quot;" office:value-type="string" office:string-value="&lt;text class=&quot;fldName&quot; x=&quot;120&quot; y=&quot;470&quot;&gt;" calcext:value-type="string">
            <text:p>&lt;text class="fldName" x="120" y="470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7] &amp; &quot;&quot;&quot;&quot; &amp; &quot;&gt;&quot;" office:value-type="string" office:string-value="&lt;text class=&quot;fldNone&quot; x=&quot;260&quot; y=&quot;470&quot;&gt;" calcext:value-type="string">
            <text:p>&lt;text class="fldNone" x="260" y="470"&gt;</text:p>
          </table:table-cell>
          <table:table-cell table:style-name="ce21" table:formula="of:=[.E16]+25" office:value-type="float" office:value="470" calcext:value-type="float">
            <text:p>470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7]&amp;[$DB_DBEKAER.J39]&amp;[$Munka2.F17]&amp;[.C17]&amp;[$DB_DBEKAER.K39]&amp;[$Munka2.F17]&amp;[.D17]&amp;[$DB_DBEKAER.L39]&amp;[$Munka2.F17]" office:value-type="string" office:string-value="&lt;text class=&quot;stdDesc&quot; x=&quot;20&quot; y=&quot;470&quot;&gt;&lt;/text&gt;&lt;text class=&quot;fldName&quot; x=&quot;120&quot; y=&quot;470&quot;&gt;&lt;/text&gt;&lt;text class=&quot;fldNone&quot; x=&quot;260&quot; y=&quot;470&quot;&gt;&lt;/text&gt;" calcext:value-type="string">
            <text:p>&lt;text class="stdDesc" x="20" y="470"&gt;&lt;/text&gt;&lt;text class="fldName" x="120" y="470"&gt;&lt;/text&gt;&lt;text class="fldNone" x="260" y="470"&gt;&lt;/text&gt;</text:p>
          </table:table-cell>
          <table:table-cell table:number-columns-repeated="1017"/>
        </table:table-row>
        <table:table-row table:style-name="ro3">
          <table:table-cell/>
          <table:table-cell table:style-name="ce21" table:formula="of:=&quot;&lt;text class=&quot; &amp; &quot;&quot;&quot;&quot; &amp; &quot;stdDesc&quot; &amp; &quot;&quot;&quot;&quot; &amp; &quot; x=&quot; &amp; &quot;&quot;&quot;&quot; &amp; &quot;20&quot; &amp; &quot;&quot;&quot;&quot; &amp; &quot; y=&quot; &amp; &quot;&quot;&quot;&quot; &amp; [.E18] &amp; &quot;&quot;&quot;&quot; &amp; &quot;&gt;&quot;" office:value-type="string" office:string-value="&lt;text class=&quot;stdDesc&quot; x=&quot;20&quot; y=&quot;495&quot;&gt;" calcext:value-type="string">
            <text:p>&lt;text class="stdDesc" x="20" y="495"&gt;</text:p>
          </table:table-cell>
          <table:table-cell table:style-name="ce21" table:formula="of:=&quot;&lt;text class=&quot; &amp; &quot;&quot;&quot;&quot; &amp; &quot;fldName&quot; &amp; &quot;&quot;&quot;&quot; &amp; &quot; x=&quot; &amp; &quot;&quot;&quot;&quot; &amp; &quot;120&quot; &amp; &quot;&quot;&quot;&quot; &amp; &quot; y=&quot; &amp; &quot;&quot;&quot;&quot; &amp; [.E18] &amp; &quot;&quot;&quot;&quot; &amp; &quot;&gt;&quot;" office:value-type="string" office:string-value="&lt;text class=&quot;fldName&quot; x=&quot;120&quot; y=&quot;495&quot;&gt;" calcext:value-type="string">
            <text:p>&lt;text class="fldName" x="120" y="495"&gt;</text:p>
          </table:table-cell>
          <table:table-cell table:style-name="ce21" table:formula="of:=&quot;&lt;text class=&quot; &amp; &quot;&quot;&quot;&quot; &amp; &quot;fldNone&quot; &amp; &quot;&quot;&quot;&quot; &amp; &quot; x=&quot; &amp; &quot;&quot;&quot;&quot; &amp; &quot;260&quot; &amp; &quot;&quot;&quot;&quot; &amp; &quot; y=&quot; &amp; &quot;&quot;&quot;&quot; &amp; [.E18] &amp; &quot;&quot;&quot;&quot; &amp; &quot;&gt;&quot;" office:value-type="string" office:string-value="&lt;text class=&quot;fldNone&quot; x=&quot;260&quot; y=&quot;495&quot;&gt;" calcext:value-type="string">
            <text:p>&lt;text class="fldNone" x="260" y="495"&gt;</text:p>
          </table:table-cell>
          <table:table-cell table:style-name="ce21" table:formula="of:=[.E17]+25" office:value-type="float" office:value="495" calcext:value-type="float">
            <text:p>495</text:p>
          </table:table-cell>
          <table:table-cell table:style-name="ce21" table:formula="of:=&quot;&lt;/text&gt;&quot;" office:value-type="string" office:string-value="&lt;/text&gt;" calcext:value-type="string">
            <text:p>&lt;/text&gt;</text:p>
          </table:table-cell>
          <table:table-cell table:style-name="ce21" table:formula="of:=[.B18]&amp;[$DB_DBEKAER.J40]&amp;[$Munka2.F18]&amp;[.C18]&amp;[$DB_DBEKAER.K40]&amp;[$Munka2.F18]&amp;[.D18]&amp;[$DB_DBEKAER.L40]&amp;[$Munka2.F18]" office:value-type="string" office:string-value="&lt;text class=&quot;stdDesc&quot; x=&quot;20&quot; y=&quot;495&quot;&gt;&lt;/text&gt;&lt;text class=&quot;fldName&quot; x=&quot;120&quot; y=&quot;495&quot;&gt;&lt;/text&gt;&lt;text class=&quot;fldNone&quot; x=&quot;260&quot; y=&quot;495&quot;&gt;&lt;/text&gt;" calcext:value-type="string">
            <text:p>&lt;text class="stdDesc" x="20" y="495"&gt;&lt;/text&gt;&lt;text class="fldName" x="120" y="495"&gt;&lt;/text&gt;&lt;text class="fldNone" x="260" y="495"&gt;&lt;/text&gt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0] &amp; &quot;&quot;&quot;&quot; &amp; &quot; y2=&quot; &amp; &quot;&quot;&quot;&quot; &amp; [.C20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40&quot; y2=&quot;40&quot; stroke=&quot;#000000&quot; stroke-width=&quot;1&quot; /&gt;" calcext:value-type="string">
            <text:p>&lt;line x1="0" x2="400" y1="40" y2="40" stroke="#000000" stroke-width="1" /&gt;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1] &amp; &quot;&quot;&quot;&quot; &amp; &quot; y2=&quot; &amp; &quot;&quot;&quot;&quot; &amp; [.C21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65&quot; y2=&quot;65&quot; stroke=&quot;#000000&quot; stroke-width=&quot;1&quot; /&gt;" calcext:value-type="string">
            <text:p>&lt;line x1="0" x2="400" y1="65" y2="65" stroke="#000000" stroke-width="1" /&gt;</text:p>
          </table:table-cell>
          <table:table-cell table:formula="of:=[.C20]+25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2] &amp; &quot;&quot;&quot;&quot; &amp; &quot; y2=&quot; &amp; &quot;&quot;&quot;&quot; &amp; [.C22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90&quot; y2=&quot;90&quot; stroke=&quot;#000000&quot; stroke-width=&quot;1&quot; /&gt;" calcext:value-type="string">
            <text:p>&lt;line x1="0" x2="400" y1="90" y2="90" stroke="#000000" stroke-width="1" /&gt;</text:p>
          </table:table-cell>
          <table:table-cell table:formula="of:=[.C21]+25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3] &amp; &quot;&quot;&quot;&quot; &amp; &quot; y2=&quot; &amp; &quot;&quot;&quot;&quot; &amp; [.C23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115&quot; y2=&quot;115&quot; stroke=&quot;#000000&quot; stroke-width=&quot;1&quot; /&gt;" calcext:value-type="string">
            <text:p>&lt;line x1="0" x2="400" y1="115" y2="115" stroke="#000000" stroke-width="1" /&gt;</text:p>
          </table:table-cell>
          <table:table-cell table:formula="of:=[.C22]+25" office:value-type="float" office:value="115" calcext:value-type="float">
            <text:p>11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4] &amp; &quot;&quot;&quot;&quot; &amp; &quot; y2=&quot; &amp; &quot;&quot;&quot;&quot; &amp; [.C24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140&quot; y2=&quot;140&quot; stroke=&quot;#000000&quot; stroke-width=&quot;1&quot; /&gt;" calcext:value-type="string">
            <text:p>&lt;line x1="0" x2="400" y1="140" y2="140" stroke="#000000" stroke-width="1" /&gt;</text:p>
          </table:table-cell>
          <table:table-cell table:formula="of:=[.C23]+25" office:value-type="float" office:value="140" calcext:value-type="float">
            <text:p>14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5] &amp; &quot;&quot;&quot;&quot; &amp; &quot; y2=&quot; &amp; &quot;&quot;&quot;&quot; &amp; [.C25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165&quot; y2=&quot;165&quot; stroke=&quot;#000000&quot; stroke-width=&quot;1&quot; /&gt;" calcext:value-type="string">
            <text:p>&lt;line x1="0" x2="400" y1="165" y2="165" stroke="#000000" stroke-width="1" /&gt;</text:p>
          </table:table-cell>
          <table:table-cell table:formula="of:=[.C24]+25" office:value-type="float" office:value="165" calcext:value-type="float">
            <text:p>16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6] &amp; &quot;&quot;&quot;&quot; &amp; &quot; y2=&quot; &amp; &quot;&quot;&quot;&quot; &amp; [.C26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190&quot; y2=&quot;190&quot; stroke=&quot;#000000&quot; stroke-width=&quot;1&quot; /&gt;" calcext:value-type="string">
            <text:p>&lt;line x1="0" x2="400" y1="190" y2="190" stroke="#000000" stroke-width="1" /&gt;</text:p>
          </table:table-cell>
          <table:table-cell table:formula="of:=[.C25]+25" office:value-type="float" office:value="190" calcext:value-type="float">
            <text:p>19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7] &amp; &quot;&quot;&quot;&quot; &amp; &quot; y2=&quot; &amp; &quot;&quot;&quot;&quot; &amp; [.C27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215&quot; y2=&quot;215&quot; stroke=&quot;#000000&quot; stroke-width=&quot;1&quot; /&gt;" calcext:value-type="string">
            <text:p>&lt;line x1="0" x2="400" y1="215" y2="215" stroke="#000000" stroke-width="1" /&gt;</text:p>
          </table:table-cell>
          <table:table-cell table:formula="of:=[.C26]+25" office:value-type="float" office:value="215" calcext:value-type="float">
            <text:p>21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8] &amp; &quot;&quot;&quot;&quot; &amp; &quot; y2=&quot; &amp; &quot;&quot;&quot;&quot; &amp; [.C28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240&quot; y2=&quot;240&quot; stroke=&quot;#000000&quot; stroke-width=&quot;1&quot; /&gt;" calcext:value-type="string">
            <text:p>&lt;line x1="0" x2="400" y1="240" y2="240" stroke="#000000" stroke-width="1" /&gt;</text:p>
          </table:table-cell>
          <table:table-cell table:formula="of:=[.C27]+25" office:value-type="float" office:value="240" calcext:value-type="float">
            <text:p>24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29] &amp; &quot;&quot;&quot;&quot; &amp; &quot; y2=&quot; &amp; &quot;&quot;&quot;&quot; &amp; [.C29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265&quot; y2=&quot;265&quot; stroke=&quot;#000000&quot; stroke-width=&quot;1&quot; /&gt;" calcext:value-type="string">
            <text:p>&lt;line x1="0" x2="400" y1="265" y2="265" stroke="#000000" stroke-width="1" /&gt;</text:p>
          </table:table-cell>
          <table:table-cell table:formula="of:=[.C28]+25" office:value-type="float" office:value="265" calcext:value-type="float">
            <text:p>26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0] &amp; &quot;&quot;&quot;&quot; &amp; &quot; y2=&quot; &amp; &quot;&quot;&quot;&quot; &amp; [.C30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290&quot; y2=&quot;290&quot; stroke=&quot;#000000&quot; stroke-width=&quot;1&quot; /&gt;" calcext:value-type="string">
            <text:p>&lt;line x1="0" x2="400" y1="290" y2="290" stroke="#000000" stroke-width="1" /&gt;</text:p>
          </table:table-cell>
          <table:table-cell table:formula="of:=[.C29]+25" office:value-type="float" office:value="290" calcext:value-type="float">
            <text:p>29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1] &amp; &quot;&quot;&quot;&quot; &amp; &quot; y2=&quot; &amp; &quot;&quot;&quot;&quot; &amp; [.C31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315&quot; y2=&quot;315&quot; stroke=&quot;#000000&quot; stroke-width=&quot;1&quot; /&gt;" calcext:value-type="string">
            <text:p>&lt;line x1="0" x2="400" y1="315" y2="315" stroke="#000000" stroke-width="1" /&gt;</text:p>
          </table:table-cell>
          <table:table-cell table:formula="of:=[.C30]+25" office:value-type="float" office:value="315" calcext:value-type="float">
            <text:p>31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2] &amp; &quot;&quot;&quot;&quot; &amp; &quot; y2=&quot; &amp; &quot;&quot;&quot;&quot; &amp; [.C32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340&quot; y2=&quot;340&quot; stroke=&quot;#000000&quot; stroke-width=&quot;1&quot; /&gt;" calcext:value-type="string">
            <text:p>&lt;line x1="0" x2="400" y1="340" y2="340" stroke="#000000" stroke-width="1" /&gt;</text:p>
          </table:table-cell>
          <table:table-cell table:formula="of:=[.C31]+25" office:value-type="float" office:value="340" calcext:value-type="float">
            <text:p>34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3] &amp; &quot;&quot;&quot;&quot; &amp; &quot; y2=&quot; &amp; &quot;&quot;&quot;&quot; &amp; [.C33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365&quot; y2=&quot;365&quot; stroke=&quot;#000000&quot; stroke-width=&quot;1&quot; /&gt;" calcext:value-type="string">
            <text:p>&lt;line x1="0" x2="400" y1="365" y2="365" stroke="#000000" stroke-width="1" /&gt;</text:p>
          </table:table-cell>
          <table:table-cell table:formula="of:=[.C32]+25" office:value-type="float" office:value="365" calcext:value-type="float">
            <text:p>36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4] &amp; &quot;&quot;&quot;&quot; &amp; &quot; y2=&quot; &amp; &quot;&quot;&quot;&quot; &amp; [.C34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390&quot; y2=&quot;390&quot; stroke=&quot;#000000&quot; stroke-width=&quot;1&quot; /&gt;" calcext:value-type="string">
            <text:p>&lt;line x1="0" x2="400" y1="390" y2="390" stroke="#000000" stroke-width="1" /&gt;</text:p>
          </table:table-cell>
          <table:table-cell table:formula="of:=[.C33]+25" office:value-type="float" office:value="390" calcext:value-type="float">
            <text:p>39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5] &amp; &quot;&quot;&quot;&quot; &amp; &quot; y2=&quot; &amp; &quot;&quot;&quot;&quot; &amp; [.C35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415&quot; y2=&quot;415&quot; stroke=&quot;#000000&quot; stroke-width=&quot;1&quot; /&gt;" calcext:value-type="string">
            <text:p>&lt;line x1="0" x2="400" y1="415" y2="415" stroke="#000000" stroke-width="1" /&gt;</text:p>
          </table:table-cell>
          <table:table-cell table:formula="of:=[.C34]+25" office:value-type="float" office:value="415" calcext:value-type="float">
            <text:p>41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6] &amp; &quot;&quot;&quot;&quot; &amp; &quot; y2=&quot; &amp; &quot;&quot;&quot;&quot; &amp; [.C36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440&quot; y2=&quot;440&quot; stroke=&quot;#000000&quot; stroke-width=&quot;1&quot; /&gt;" calcext:value-type="string">
            <text:p>&lt;line x1="0" x2="400" y1="440" y2="440" stroke="#000000" stroke-width="1" /&gt;</text:p>
          </table:table-cell>
          <table:table-cell table:formula="of:=[.C35]+25" office:value-type="float" office:value="440" calcext:value-type="float">
            <text:p>44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7] &amp; &quot;&quot;&quot;&quot; &amp; &quot; y2=&quot; &amp; &quot;&quot;&quot;&quot; &amp; [.C37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465&quot; y2=&quot;465&quot; stroke=&quot;#000000&quot; stroke-width=&quot;1&quot; /&gt;" calcext:value-type="string">
            <text:p>&lt;line x1="0" x2="400" y1="465" y2="465" stroke="#000000" stroke-width="1" /&gt;</text:p>
          </table:table-cell>
          <table:table-cell table:formula="of:=[.C36]+25" office:value-type="float" office:value="465" calcext:value-type="float">
            <text:p>465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8] &amp; &quot;&quot;&quot;&quot; &amp; &quot; y2=&quot; &amp; &quot;&quot;&quot;&quot; &amp; [.C38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490&quot; y2=&quot;490&quot; stroke=&quot;#000000&quot; stroke-width=&quot;1&quot; /&gt;" calcext:value-type="string">
            <text:p>&lt;line x1="0" x2="400" y1="490" y2="490" stroke="#000000" stroke-width="1" /&gt;</text:p>
          </table:table-cell>
          <table:table-cell table:formula="of:=[.C37]+25" office:value-type="float" office:value="490" calcext:value-type="float">
            <text:p>490</text:p>
          </table:table-cell>
          <table:table-cell table:number-columns-repeated="1021"/>
        </table:table-row>
        <table:table-row table:style-name="ro3">
          <table:table-cell/>
          <table:table-cell table:formula="of:=&quot;&lt;line x1=&quot; &amp; &quot;&quot;&quot;&quot; &amp; &quot;0&quot; &amp; &quot;&quot;&quot;&quot; &amp; &quot; x2=&quot; &amp; &quot;&quot;&quot;&quot; &amp; &quot;400&quot; &amp; &quot;&quot;&quot;&quot; &amp; &quot; y1=&quot; &amp; &quot;&quot;&quot;&quot; &amp; [.C39] &amp; &quot;&quot;&quot;&quot; &amp; &quot; y2=&quot; &amp; &quot;&quot;&quot;&quot; &amp; [.C39] &amp; &quot;&quot;&quot;&quot; &amp; &quot; stroke=&quot; &amp; &quot;&quot;&quot;&quot; &amp; &quot;#000000&quot; &amp; &quot;&quot;&quot;&quot; &amp; &quot; stroke-width=&quot; &amp; &quot;&quot;&quot;&quot; &amp; &quot;1&quot; &amp; &quot;&quot;&quot;&quot; &amp; &quot; /&gt;&quot;" office:value-type="string" office:string-value="&lt;line x1=&quot;0&quot; x2=&quot;400&quot; y1=&quot;515&quot; y2=&quot;515&quot; stroke=&quot;#000000&quot; stroke-width=&quot;1&quot; /&gt;" calcext:value-type="string">
            <text:p>&lt;line x1="0" x2="400" y1="515" y2="515" stroke="#000000" stroke-width="1" /&gt;</text:p>
          </table:table-cell>
          <table:table-cell table:formula="of:=[.C38]+25" office:value-type="float" office:value="515" calcext:value-type="float">
            <text:p>515</text:p>
          </table:table-cell>
          <table:table-cell table:number-columns-repeated="102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5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" table:number-columns-repeated="1004" table:default-cell-style-name="Default"/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tblvtsz</text:p>
          </table:table-cell>
          <table:covered-table-cell table:style-name="ce5"/>
          <table:covered-table-cell table:style-name="ce8"/>
          <table:table-cell table:number-columns-repeated="4"/>
          <table:table-cell table:style-name="ce22"/>
          <table:table-cell table:style-name="ce22" office:value-type="string" calcext:value-type="string">
            <text:p>vtsz</text:p>
          </table:table-cell>
          <table:table-cell table:style-name="ce22" office:value-type="string" calcext:value-type="string">
            <text:p>varchar(8)</text:p>
          </table:table-cell>
          <table:table-cell table:style-name="ce22" office:value-type="string" calcext:value-type="string">
            <text:p>COLLATE</text:p>
          </table:table-cell>
          <table:table-cell table:style-name="ce22" office:value-type="string" calcext:value-type="string">
            <text:p>utf8_bin</text:p>
          </table:table-cell>
          <table:table-cell table:style-name="ce22"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number-columns-repeated="5"/>
          <table:table-cell office:value-type="string" calcext:value-type="string">
            <text:p>leira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COLLATE</text:p>
          </table:table-cell>
          <table:table-cell office:value-type="string" calcext:value-type="string">
            <text:p>utf8_bi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ULL,</text:p>
          </table:table-cell>
          <table:table-cell/>
          <table:table-cell table:style-name="ce1" office:value-type="string" calcext:value-type="string" table:number-columns-spanned="3" table:number-rows-spanned="1">
            <text:p>tblvtsz</text:p>
          </table:table-cell>
          <table:covered-table-cell table:style-name="ce5"/>
          <table:covered-table-cell table:style-name="ce8"/>
          <table:table-cell table:number-columns-repeated="1004"/>
        </table:table-row>
        <table:table-row table:style-name="ro4">
          <table:table-cell table:number-columns-repeated="2"/>
          <table:table-cell table:style-name="ce3" table:formula="of:=[.K5]" office:value-type="string" office:string-value="vtsz" calcext:value-type="string">
            <text:p>vtsz</text:p>
          </table:table-cell>
          <table:table-cell table:style-name="ce6" table:formula="of:=[.L5]" office:value-type="string" office:string-value="varchar(8)" calcext:value-type="string">
            <text:p>varchar(8)</text:p>
          </table:table-cell>
          <table:table-cell table:style-name="ce10" table:formula="of:=[.P5]" office:value-type="string" office:string-value="NULL," calcext:value-type="string">
            <text:p>NULL,</text:p>
          </table:table-cell>
          <table:table-cell table:number-columns-repeated="5"/>
          <table:table-cell office:value-type="string" calcext:value-type="string">
            <text:p>biztKot</text:p>
          </table:table-cell>
          <table:table-cell office:value-type="string" calcext:value-type="string">
            <text:p>tinyint(4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'0'</text:p>
          </table:table-cell>
          <table:table-cell table:number-columns-repeated="3"/>
          <table:table-cell table:style-name="ce2" office:value-type="string" calcext:value-type="string">
            <text:p>Név</text:p>
          </table:table-cell>
          <table:table-cell table:style-name="ce2" office:value-type="string" calcext:value-type="string">
            <text:p>Tipus</text:p>
          </table:table-cell>
          <table:table-cell table:style-name="ce2" office:value-type="string" calcext:value-type="string">
            <text:p>Szerep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table:formula="of:=[.K6]" office:value-type="string" office:string-value="leiras" calcext:value-type="string">
            <text:p>leiras</text:p>
          </table:table-cell>
          <table:table-cell table:style-name="ce6" table:formula="of:=[.L6]" office:value-type="string" office:string-value="varchar(255)" calcext:value-type="string">
            <text:p>varchar(255)</text:p>
          </table:table-cell>
          <table:table-cell table:style-name="ce10" table:formula="of:=[.P6]" office:value-type="string" office:string-value="NULL," calcext:value-type="string">
            <text:p>NULL,</text:p>
          </table:table-cell>
          <table:table-cell table:number-columns-repeated="12"/>
          <table:table-cell table:style-name="ce3" office:value-type="string" calcext:value-type="string">
            <text:p>vtsz</text:p>
          </table:table-cell>
          <table:table-cell table:style-name="ce6" office:value-type="string" calcext:value-type="string">
            <text:p>varchar(8)</text:p>
          </table:table-cell>
          <table:table-cell table:style-name="ce10" office:value-type="string" calcext:value-type="string">
            <text:p>PK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7]" office:value-type="string" office:string-value="biztKot" calcext:value-type="string">
            <text:p>biztKot</text:p>
          </table:table-cell>
          <table:table-cell table:style-name="ce6" table:formula="of:=[.L7]" office:value-type="string" office:string-value="tinyint(4)" calcext:value-type="string">
            <text:p>tinyint(4)</text:p>
          </table:table-cell>
          <table:table-cell table:style-name="ce10" table:formula="of:=[.P7]" office:value-type="float" office:value="0" calcext:value-type="float">
            <text:p>0</text:p>
          </table:table-cell>
          <table:table-cell table:number-columns-repeated="12"/>
          <table:table-cell table:style-name="ce3" office:value-type="string" calcext:value-type="string">
            <text:p>leiras</text:p>
          </table:table-cell>
          <table:table-cell table:style-name="ce6" office:value-type="string" calcext:value-type="string">
            <text:p>varchar(255)</text:p>
          </table:table-cell>
          <table:table-cell table:style-name="ce10" office:value-type="string" calcext:value-type="string">
            <text:p>NOT NULL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8]" office:value-type="float" office:value="0" calcext:value-type="float">
            <text:p>0</text:p>
          </table:table-cell>
          <table:table-cell table:style-name="ce6" table:formula="of:=[.L8]" office:value-type="float" office:value="0" calcext:value-type="float">
            <text:p>0</text:p>
          </table:table-cell>
          <table:table-cell table:style-name="ce10" table:formula="of:=[.P8]" office:value-type="float" office:value="0" calcext:value-type="float">
            <text:p>0</text:p>
          </table:table-cell>
          <table:table-cell table:number-columns-repeated="12"/>
          <table:table-cell table:style-name="ce3" office:value-type="string" calcext:value-type="string">
            <text:p>biztKot</text:p>
          </table:table-cell>
          <table:table-cell table:style-name="ce6" office:value-type="string" calcext:value-type="string">
            <text:p>tinyint(4)</text:p>
          </table:table-cell>
          <table:table-cell table:style-name="ce10" office:value-type="string" calcext:value-type="string">
            <text:p>DEF(0)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9]" office:value-type="float" office:value="0" calcext:value-type="float">
            <text:p>0</text:p>
          </table:table-cell>
          <table:table-cell table:style-name="ce6" table:formula="of:=[.L9]" office:value-type="float" office:value="0" calcext:value-type="float">
            <text:p>0</text:p>
          </table:table-cell>
          <table:table-cell table:style-name="ce10" table:formula="of:=[.P9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0]" office:value-type="float" office:value="0" calcext:value-type="float">
            <text:p>0</text:p>
          </table:table-cell>
          <table:table-cell table:style-name="ce6" table:formula="of:=[.L10]" office:value-type="float" office:value="0" calcext:value-type="float">
            <text:p>0</text:p>
          </table:table-cell>
          <table:table-cell table:style-name="ce10" table:formula="of:=[.P10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1]" office:value-type="float" office:value="0" calcext:value-type="float">
            <text:p>0</text:p>
          </table:table-cell>
          <table:table-cell table:style-name="ce6" table:formula="of:=[.L11]" office:value-type="float" office:value="0" calcext:value-type="float">
            <text:p>0</text:p>
          </table:table-cell>
          <table:table-cell table:style-name="ce10" table:formula="of:=[.P11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2]" office:value-type="float" office:value="0" calcext:value-type="float">
            <text:p>0</text:p>
          </table:table-cell>
          <table:table-cell table:style-name="ce6" table:formula="of:=[.L12]" office:value-type="float" office:value="0" calcext:value-type="float">
            <text:p>0</text:p>
          </table:table-cell>
          <table:table-cell table:style-name="ce10" table:formula="of:=[.P12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3]" office:value-type="float" office:value="0" calcext:value-type="float">
            <text:p>0</text:p>
          </table:table-cell>
          <table:table-cell table:style-name="ce6" table:formula="of:=[.L13]" office:value-type="float" office:value="0" calcext:value-type="float">
            <text:p>0</text:p>
          </table:table-cell>
          <table:table-cell table:style-name="ce10" table:formula="of:=[.P13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4]" office:value-type="float" office:value="0" calcext:value-type="float">
            <text:p>0</text:p>
          </table:table-cell>
          <table:table-cell table:style-name="ce6" table:formula="of:=[.L14]" office:value-type="float" office:value="0" calcext:value-type="float">
            <text:p>0</text:p>
          </table:table-cell>
          <table:table-cell table:style-name="ce10" table:formula="of:=[.P14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5]" office:value-type="float" office:value="0" calcext:value-type="float">
            <text:p>0</text:p>
          </table:table-cell>
          <table:table-cell table:style-name="ce6" table:formula="of:=[.L15]" office:value-type="float" office:value="0" calcext:value-type="float">
            <text:p>0</text:p>
          </table:table-cell>
          <table:table-cell table:style-name="ce10" table:formula="of:=[.P15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6]" office:value-type="float" office:value="0" calcext:value-type="float">
            <text:p>0</text:p>
          </table:table-cell>
          <table:table-cell table:style-name="ce6" table:formula="of:=[.L16]" office:value-type="float" office:value="0" calcext:value-type="float">
            <text:p>0</text:p>
          </table:table-cell>
          <table:table-cell table:style-name="ce10" table:formula="of:=[.P16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7]" office:value-type="float" office:value="0" calcext:value-type="float">
            <text:p>0</text:p>
          </table:table-cell>
          <table:table-cell table:style-name="ce6" table:formula="of:=[.L17]" office:value-type="float" office:value="0" calcext:value-type="float">
            <text:p>0</text:p>
          </table:table-cell>
          <table:table-cell table:style-name="ce10" table:formula="of:=[.P17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8]" office:value-type="float" office:value="0" calcext:value-type="float">
            <text:p>0</text:p>
          </table:table-cell>
          <table:table-cell table:style-name="ce6" table:formula="of:=[.L18]" office:value-type="float" office:value="0" calcext:value-type="float">
            <text:p>0</text:p>
          </table:table-cell>
          <table:table-cell table:style-name="ce10" table:formula="of:=[.P18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19]" office:value-type="float" office:value="0" calcext:value-type="float">
            <text:p>0</text:p>
          </table:table-cell>
          <table:table-cell table:style-name="ce6" table:formula="of:=[.L19]" office:value-type="float" office:value="0" calcext:value-type="float">
            <text:p>0</text:p>
          </table:table-cell>
          <table:table-cell table:style-name="ce10" table:formula="of:=[.P19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20]" office:value-type="float" office:value="0" calcext:value-type="float">
            <text:p>0</text:p>
          </table:table-cell>
          <table:table-cell table:style-name="ce6" table:formula="of:=[.L20]" office:value-type="float" office:value="0" calcext:value-type="float">
            <text:p>0</text:p>
          </table:table-cell>
          <table:table-cell table:style-name="ce10" table:formula="of:=[.P20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21]" office:value-type="float" office:value="0" calcext:value-type="float">
            <text:p>0</text:p>
          </table:table-cell>
          <table:table-cell table:style-name="ce6" table:formula="of:=[.L21]" office:value-type="float" office:value="0" calcext:value-type="float">
            <text:p>0</text:p>
          </table:table-cell>
          <table:table-cell table:style-name="ce10" table:formula="of:=[.P21]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style-name="ce6"/>
          <table:table-cell table:style-name="ce10"/>
          <table:table-cell table:number-columns-repeated="1004"/>
        </table:table-row>
        <table:table-row table:style-name="ro2">
          <table:table-cell table:number-columns-repeated="2"/>
          <table:table-cell table:style-name="ce3" table:formula="of:=[.K22]" office:value-type="float" office:value="0" calcext:value-type="float">
            <text:p>0</text:p>
          </table:table-cell>
          <table:table-cell table:style-name="ce6" table:formula="of:=[.L22]" office:value-type="float" office:value="0" calcext:value-type="float">
            <text:p>0</text:p>
          </table:table-cell>
          <table:table-cell table:style-name="ce10" table:formula="of:=[.P22]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3" table:style-name="ta5">
        <office:forms form:automatic-focus="false" form:apply-design-mode="false"/>
        <table:table-column table:style-name="co22" table:default-cell-style-name="Default"/>
        <table:table-column table:style-name="co1" table:number-columns-repeated="1023" table:default-cell-style-name="Default"/>
        <table:table-row table:style-name="ro5">
          <table:table-cell table:number-columns-repeated="2"/>
          <table:table-cell table:style-name="ce23"/>
          <table:table-cell table:number-columns-repeated="1021"/>
        </table:table-row>
        <table:table-row table:style-name="ro6">
          <table:table-cell/>
          <table:table-cell table:style-name="ce24" table:number-columns-repeated="3"/>
          <table:table-cell table:style-name="ce27"/>
          <table:table-cell table:style-name="ce30" table:number-columns-repeated="2"/>
          <table:table-cell/>
          <table:table-cell office:value-type="string" calcext:value-type="string">
            <text:p>x1=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2=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dx=</text:p>
          </table:table-cell>
          <table:table-cell table:formula="of:=[.L2]-[.J2]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23"/>
          <table:table-cell table:style-name="ce24" table:number-columns-repeated="3"/>
          <table:table-cell table:style-name="ce27"/>
          <table:table-cell table:style-name="ce30" table:number-columns-repeated="2"/>
          <table:table-cell/>
          <table:table-cell office:value-type="string" calcext:value-type="string">
            <text:p>y1=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y2=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dy=</text:p>
          </table:table-cell>
          <table:table-cell table:formula="of:=[.L3]-[.J3]" office:value-type="float" office:value="-1" calcext:value-type="float">
            <text:p>-1</text:p>
          </table:table-cell>
          <table:table-cell office:value-type="string" calcext:value-type="string">
            <text:p>tg=</text:p>
          </table:table-cell>
          <table:table-cell table:formula="of:=[.N3]/[.N2]" office:value-type="float" office:value="-0.5" calcext:value-type="float">
            <text:p>-0,5</text:p>
          </table:table-cell>
          <table:table-cell table:formula="of:=DEGREES(ATAN([.P3]))" office:value-type="float" office:value="-26.565051177078" calcext:value-type="float">
            <text:p>-26,565051177078</text:p>
          </table:table-cell>
          <table:table-cell table:number-columns-repeated="1007"/>
        </table:table-row>
        <table:table-row table:style-name="ro6">
          <table:table-cell/>
          <table:table-cell table:style-name="ce24" table:number-columns-repeated="3"/>
          <table:table-cell table:style-name="ce27"/>
          <table:table-cell table:style-name="ce30" table:number-columns-repeated="2"/>
          <table:table-cell table:number-columns-repeated="1017"/>
        </table:table-row>
        <table:table-row table:style-name="ro6">
          <table:table-cell/>
          <table:table-cell table:style-name="ce25" table:number-columns-repeated="3"/>
          <table:table-cell table:style-name="ce28"/>
          <table:table-cell table:style-name="ce29" table:number-columns-repeated="2"/>
          <table:table-cell table:number-columns-repeated="1017"/>
        </table:table-row>
        <table:table-row table:style-name="ro6" table:number-rows-repeated="2">
          <table:table-cell/>
          <table:table-cell table:style-name="ce26" table:number-columns-repeated="3"/>
          <table:table-cell table:style-name="ce29" table:number-columns-repeated="3"/>
          <table:table-cell table:number-columns-repeated="1017"/>
        </table:table-row>
        <table:table-row table:style-name="ro6" table:number-rows-repeated="8">
          <table:table-cell table:number-columns-repeated="102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7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7P0"/>
    </number:number-style>
    <number:number-style style:name="N10108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8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8P0"/>
    </number:number-style>
    <number:number-style style:name="N10109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09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09P0"/>
    </number:number-style>
    <number:number-style style:name="N10110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0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0P0"/>
    </number:number-style>
    <number:date-style style:name="N10111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2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3" number:language="hu" number:country="HU">
      <number:day number:style="long"/>
      <number:text>.</number:text>
      <number:month number:textual="true"/>
    </number:date-style>
    <number:date-style style:name="N10114" number:language="hu" number:country="HU">
      <number:month number:textual="true"/>
      <number:text>.</number:text>
      <number:year/>
    </number:date-style>
    <number:time-style style:name="N10115" number:language="hu" number:country="HU">
      <number:hours/>
      <number:text>:</number:text>
      <number:minutes number:style="long"/>
      <number:text> </number:text>
      <number:am-pm/>
    </number:time-style>
    <number:time-style style:name="N10116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hu" number:country="HU">
      <number:hours/>
      <number:text>:</number:text>
      <number:minutes number:style="long"/>
    </number:time-style>
    <number:time-style style:name="N10118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19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0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0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1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2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2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3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4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4P2" style:volatile="true" number:language="hu" number:country="HU">
      <loext:text> </loext:text>
      <loext:fill-character> </loext:fill-character>
      <number:text>-     </number:text>
    </number:number-style>
    <number:text-style style:name="N10124" number:language="hu" number:country="H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2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25P2" style:volatile="true" number:language="hu" number:country="HU">
      <loext:text> </loext:text>
      <loext:fill-character> </loext:fill-character>
      <number:text>- Ft </number:text>
    </number:number-style>
    <number:text-style style:name="N10125" number:language="hu" number:country="H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6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6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26" number:language="hu" number:country="H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27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27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27" number:language="hu" number:country="HU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  <style:master-page style:name="PageStyle_5f_DB_5f_DBEKAER" style:display-name="PageStyle_DB_DBEKA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5f_MISSN_5f_ICINVC" style:display-name="PageStyle_Q_MISSN_ICINV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5" style:display-name="PageStyle_Munka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INGART Peter</meta:initial-creator>
    <meta:print-date>2016-08-03T12:57:09</meta:print-date>
    <meta:creation-date>2016-08-03T12:25:53</meta:creation-date>
    <dc:date>2016-09-26T16:58:00.376000000</dc:date>
    <meta:generator>LibreOffice/5.2.1.2$Windows_x86 LibreOffice_project/31dd62db80d4e60af04904455ec9c9219178d620</meta:generator>
    <meta:editing-duration>PT2M31S</meta:editing-duration>
    <meta:editing-cycles>1</meta:editing-cycles>
    <meta:document-statistic meta:table-count="5" meta:cell-count="73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